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styles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9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9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Text_20_body" style:list-style-name="L1">
      <style:paragraph-properties fo:margin-top="0in" fo:margin-bottom="0in"/>
    </style:style>
    <style:style style:name="P28" style:family="paragraph" style:parent-style-name="Text_20_body" style:list-style-name="L2">
      <style:paragraph-properties fo:margin-top="0in" fo:margin-bottom="0in"/>
    </style:style>
    <style:style style:name="P29" style:family="paragraph" style:parent-style-name="Text_20_body" style:list-style-name="L3">
      <style:paragraph-properties fo:margin-top="0in" fo:margin-bottom="0in"/>
    </style:style>
    <style:style style:name="P30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The rhetoric of tests</text:p>
      <text:h text:style-name="Heading_20_1" text:outline-level="1"><text:bookmark-start text:name="the-rhetoric-of-tests-zotero-bbt-and-pandoc---lua-filterzotero.lua-05_analysis_test.md--o-05_analysis_test.docx"/>The rhetoric of tests: Zotero, BBT, and <text:span text:style-name="Source_Text">pandoc --lua-filter=zotero.lua 05_Analysis_test.md -o 05_Analysis_test.docx</text:span><text:bookmark-end text:name="the-rhetoric-of-tests-zotero-bbt-and-pandoc---lua-filterzotero.lua-05_analysis_test.md--o-05_analysis_test.docx"/></text:h>
      <text:h text:style-name="Heading_20_2" text:outline-level="2"><text:bookmark-start text:name="original-doc-references"/>Original doc references<text:bookmark-end text:name="original-doc-references"/></text:h>
      <text:p text:style-name="First_20_paragraph">Aristotle <text:reference-mark-start text:name="ZOTERO_ITEM CSL_CITATION {&quot;schema&quot;:&quot;https://github.com/citation-style-language/schema/raw/master/csl-citation.json&quot;,&quot;citationID&quot;:&quot;00000001&quot;,&quot;citationItems&quot;:[{&quot;uris&quot;:[&quot;http://zotero.org/users/8230813/items/9E79FQ7D&quot;],&quot;itemData&quot;:{&quot;title&quot;:&quot;On rhetoric: a theory of civic discourse&quot;,&quot;citation-key&quot;:&quot;Aristotle2006RhetoricTheory&quot;,&quot;author&quot;:[{&quot;literal&quot;:&quot;Aristotle&quot;}],&quot;number-of-pages&quot;:&quot;337&quot;,&quot;ISBN&quot;:&quot;978-0-19-530509-8&quot;,&quot;source&quot;:&quot;Library of Congress ISBN&quot;,&quot;id&quot;:&quot;Aristotle2006RhetoricTheory&quot;,&quot;original-date&quot;:{&quot;literal&quot;:&quot;circa 323 B.C.E.&quot;},&quot;note&quot;:&quot;OCLC: ocm62282427&quot;,&quot;publisher&quot;:&quot;Oxford University Press&quot;,&quot;publisher-place&quot;:&quot;New York, NY, USA&quot;,&quot;edition&quot;:&quot;2&quot;,&quot;type&quot;:&quot;book&quot;,&quot;issued&quot;:{&quot;date-parts&quot;:[[&quot;2006&quot;,6]]},&quot;event-place&quot;:&quot;New York, NY, USA&quot;,&quot;translator&quot;:[{&quot;given&quot;:&quot;George Alexander&quot;,&quot;family&quot;:&quot;Kennedy&quot;}],&quot;title-short&quot;:&quot;On rhetoric&quot;,&quot;call-number&quot;:&quot;PN173.A7 K46 2007&quot;,&quot;editor&quot;:[{&quot;given&quot;:&quot;George Alexander&quot;,&quot;family&quot;:&quot;Kennedy&quot;}],&quot;language&quot;:&quot;en&quot;},&quot;prefix&quot;:&quot;&quot;,&quot;label&quot;:&quot;page&quot;,&quot;suffix&quot;:&quot;, 1365b&quot;,&quot;id&quot;:102,&quot;suppress-author&quot;:true}],&quot;properties&quot;:{&quot;noteIndex&quot;:0,&quot;formattedCitation&quot;:&quot;[-@Aristotle2006RhetoricTheory{}, 1365b]&quot;}} RND0000000002"/>&lt;Do Zotero Refresh: [-@Aristotle2006RhetoricTheory{}, 1365b]&gt;<text:reference-mark-end text:name="ZOTERO_ITEM CSL_CITATION {&quot;schema&quot;:&quot;https://github.com/citation-style-language/schema/raw/master/csl-citation.json&quot;,&quot;citationID&quot;:&quot;00000001&quot;,&quot;citationItems&quot;:[{&quot;uris&quot;:[&quot;http://zotero.org/users/8230813/items/9E79FQ7D&quot;],&quot;itemData&quot;:{&quot;title&quot;:&quot;On rhetoric: a theory of civic discourse&quot;,&quot;citation-key&quot;:&quot;Aristotle2006RhetoricTheory&quot;,&quot;author&quot;:[{&quot;literal&quot;:&quot;Aristotle&quot;}],&quot;number-of-pages&quot;:&quot;337&quot;,&quot;ISBN&quot;:&quot;978-0-19-530509-8&quot;,&quot;source&quot;:&quot;Library of Congress ISBN&quot;,&quot;id&quot;:&quot;Aristotle2006RhetoricTheory&quot;,&quot;original-date&quot;:{&quot;literal&quot;:&quot;circa 323 B.C.E.&quot;},&quot;note&quot;:&quot;OCLC: ocm62282427&quot;,&quot;publisher&quot;:&quot;Oxford University Press&quot;,&quot;publisher-place&quot;:&quot;New York, NY, USA&quot;,&quot;edition&quot;:&quot;2&quot;,&quot;type&quot;:&quot;book&quot;,&quot;issued&quot;:{&quot;date-parts&quot;:[[&quot;2006&quot;,6]]},&quot;event-place&quot;:&quot;New York, NY, USA&quot;,&quot;translator&quot;:[{&quot;given&quot;:&quot;George Alexander&quot;,&quot;family&quot;:&quot;Kennedy&quot;}],&quot;title-short&quot;:&quot;On rhetoric&quot;,&quot;call-number&quot;:&quot;PN173.A7 K46 2007&quot;,&quot;editor&quot;:[{&quot;given&quot;:&quot;George Alexander&quot;,&quot;family&quot;:&quot;Kennedy&quot;}],&quot;language&quot;:&quot;en&quot;},&quot;prefix&quot;:&quot;&quot;,&quot;label&quot;:&quot;page&quot;,&quot;suffix&quot;:&quot;, 1365b&quot;,&quot;id&quot;:102,&quot;suppress-author&quot;:true}],&quot;properties&quot;:{&quot;noteIndex&quot;:0,&quot;formattedCitation&quot;:&quot;[-@Aristotle2006RhetoricTheory{}, 1365b]&quot;}} RND0000000002"/> [This one should render as <text:span text:style-name="Source_Text">Aristotle (ca. 322 B.C.E./2006, 1365b)</text:span>] distinguished three rhetorical genres based on how the audience judges an argument: deliberative, judged by what is useful or beneficial; judicial, by what is factual or just; and epideictic, by what is great or beautiful.</text:p>
      <text:p text:style-name="Text_20_body">[…]</text:p>
      <text:p text:style-name="Text_20_body">In this chapter I lean towards the other movement of rhetorical psychology: how we think by continuing and transforming ideological traditions <text:reference-mark-start text:name="ZOTERO_ITEM CSL_CITATION {&quot;schema&quot;:&quot;https://github.com/citation-style-language/schema/raw/master/csl-citation.json&quot;,&quot;citationID&quot;:&quot;00000003&quot;,&quot;citationItems&quot;:[{&quot;uris&quot;:[&quot;http://zotero.org/users/8230813/items/YUB45EDV&quot;],&quot;itemData&quot;:{&quot;collection-title&quot;:&quot;Loughborough studies in communication and discourse&quot;,&quot;type&quot;:&quot;book&quot;,&quot;note&quot;:&quot;MAG ID: 386349523&quot;,&quot;publisher&quot;:&quot;Sage Publications&quot;,&quot;publisher-place&quot;:&quot;London, England&quot;,&quot;title-short&quot;:&quot;Ideology and opinions&quot;,&quot;citation-key&quot;:&quot;Billig1991IdeologyOpinions&quot;,&quot;title&quot;:&quot;Ideology and opinions: studies in rhetorical psychology&quot;,&quot;issued&quot;:{&quot;date-parts&quot;:[[&quot;1991&quot;]]},&quot;event-place&quot;:&quot;London, England&quot;,&quot;ISBN&quot;:&quot;978-0-8039-8332-8&quot;,&quot;number-of-pages&quot;:&quot;216&quot;,&quot;author&quot;:[{&quot;given&quot;:&quot;Michael&quot;,&quot;family&quot;:&quot;Billig&quot;}],&quot;id&quot;:&quot;Billig1991IdeologyOpinions&quot;,&quot;language&quot;:&quot;en&quot;},&quot;prefix&quot;:&quot;&quot;,&quot;id&quot;:103,&quot;suffix&quot;:&quot;, esp. chapters 1 and 6&quot;}],&quot;properties&quot;:{&quot;noteIndex&quot;:0,&quot;formattedCitation&quot;:&quot;[@Billig1991IdeologyOpinions, esp. chapters 1 and 6]&quot;}} RND0000000004"/>&lt;Do Zotero Refresh: [@Billig1991IdeologyOpinions, esp. chapters 1 and 6]&gt;<text:reference-mark-end text:name="ZOTERO_ITEM CSL_CITATION {&quot;schema&quot;:&quot;https://github.com/citation-style-language/schema/raw/master/csl-citation.json&quot;,&quot;citationID&quot;:&quot;00000003&quot;,&quot;citationItems&quot;:[{&quot;uris&quot;:[&quot;http://zotero.org/users/8230813/items/YUB45EDV&quot;],&quot;itemData&quot;:{&quot;collection-title&quot;:&quot;Loughborough studies in communication and discourse&quot;,&quot;type&quot;:&quot;book&quot;,&quot;note&quot;:&quot;MAG ID: 386349523&quot;,&quot;publisher&quot;:&quot;Sage Publications&quot;,&quot;publisher-place&quot;:&quot;London, England&quot;,&quot;title-short&quot;:&quot;Ideology and opinions&quot;,&quot;citation-key&quot;:&quot;Billig1991IdeologyOpinions&quot;,&quot;title&quot;:&quot;Ideology and opinions: studies in rhetorical psychology&quot;,&quot;issued&quot;:{&quot;date-parts&quot;:[[&quot;1991&quot;]]},&quot;event-place&quot;:&quot;London, England&quot;,&quot;ISBN&quot;:&quot;978-0-8039-8332-8&quot;,&quot;number-of-pages&quot;:&quot;216&quot;,&quot;author&quot;:[{&quot;given&quot;:&quot;Michael&quot;,&quot;family&quot;:&quot;Billig&quot;}],&quot;id&quot;:&quot;Billig1991IdeologyOpinions&quot;,&quot;language&quot;:&quot;en&quot;},&quot;prefix&quot;:&quot;&quot;,&quot;id&quot;:103,&quot;suffix&quot;:&quot;, esp. chapters 1 and 6&quot;}],&quot;properties&quot;:{&quot;noteIndex&quot;:0,&quot;formattedCitation&quot;:&quot;[@Billig1991IdeologyOpinions, esp. chapters 1 and 6]&quot;}} RND0000000004"/> [this one should rended as (Billig, 1991, esp. chapters 1 and 6)].</text:p>
      <text:h text:style-name="Heading_20_2" text:outline-level="2"><text:bookmark-start text:name="references-for-testing"/>References for testing<text:bookmark-end text:name="references-for-testing"/></text:h>
      <text:h text:style-name="Heading_20_3" text:outline-level="3"><text:bookmark-start text:name="input"/>Input<text:bookmark-end text:name="input"/></text:h>
      <text:p text:style-name="P1">1. [@Billig1991IdeologyOpinions, one suffix after comma]</text:p>
      <text:p text:style-name="P2">2. [@Billig1991IdeologyOpinions 2 suffix without comma]</text:p>
      <text:p text:style-name="P3">3. [@Billig1991IdeologyOpinions, 3 suffix after comma with number]</text:p>
      <text:p text:style-name="P4">4. [@Billig1991IdeologyOpinions, iv wordAfterRoman]</text:p>
      <text:p text:style-name="P5">5. [@Billig1991IdeologyOpinions, one]</text:p>
      <text:p text:style-name="P6">6. [@Billig1991IdeologyOpinions, p. vi]</text:p>
      <text:p text:style-name="P7">7. [@Billig1991IdeologyOpinions a seventh case without comma]</text:p>
      <text:p text:style-name="P8"/>
      <text:p text:style-name="P9"># Equivalent to Pandoc Manual's examples</text:p>
      <text:p text:style-name="P10"/>
      <text:p text:style-name="P11">9. [@Billig1991IdeologyOpinions{ii, A, D-Z}, with a suffix] <text:s text:c="1"/></text:p>
      <text:p text:style-name="P12">10. [@Billig1991IdeologyOpinions, {pp. iv, vi-xi, (xv)-(xvii)} with suffix here] <text:s text:c="2"/></text:p>
      <text:p text:style-name="P13">11. [@Billig1991IdeologyOpinions{}, 99 years later] <text:s text:c="1"/></text:p>
      <text:h text:style-name="Heading_20_3" text:outline-level="3"><text:bookmark-start text:name="expected-citeproc-output"/>Expected (citeproc) output<text:bookmark-end text:name="expected-citeproc-output"/></text:h>
      <text:p text:style-name="P14">1. (Billig, 1991, one suffix after comma)</text:p>
      <text:p text:style-name="P15">2. (Billig, 1991, p. 2 suffix without comma)</text:p>
      <text:p text:style-name="P16">3. (Billig, 1991, p. 3 suffix after comma with number)</text:p>
      <text:p text:style-name="P17">4. (Billig, 1991, iv wordAfterRoman)</text:p>
      <text:p text:style-name="P18">5. (Billig, 1991, one)</text:p>
      <text:p text:style-name="P19">6. (Billig, 1991, p. vi)</text:p>
      <text:p text:style-name="P20">7. (Billig, 1991 a seventh case without comma)</text:p>
      <text:p text:style-name="P21"/>
      <text:p text:style-name="P22"># Equivalent to Pandoc Manual's examples</text:p>
      <text:p text:style-name="P23"/>
      <text:p text:style-name="P24">9. (Billig, 1991, ii, A, D-Z, with a suffix] )</text:p>
      <text:p text:style-name="P25">10. (Billig, 1991, pp. iv, vi-xi, (xv)-(xvii) with suffix here)</text:p>
      <text:p text:style-name="P26">11. (Billig, 1991, 99 years later) <text:s text:c="1"/></text:p>
      <text:h text:style-name="Heading_20_3" text:outline-level="3"><text:bookmark-start text:name="actual-output"/>Actual output<text:bookmark-end text:name="actual-output"/></text:h>
      <text:list text:style-name="L1">
        <text:list-item>
          <text:p text:style-name="P27"><text:reference-mark-start text:name="ZOTERO_ITEM CSL_CITATION {&quot;schema&quot;:&quot;https://github.com/citation-style-language/schema/raw/master/csl-citation.json&quot;,&quot;citationID&quot;:&quot;00000005&quot;,&quot;citationItems&quot;:[{&quot;uris&quot;:[&quot;http://zotero.org/users/8230813/items/YUB45EDV&quot;],&quot;itemData&quot;:{&quot;collection-title&quot;:&quot;Loughborough studies in communication and discourse&quot;,&quot;type&quot;:&quot;book&quot;,&quot;note&quot;:&quot;MAG ID: 386349523&quot;,&quot;publisher&quot;:&quot;Sage Publications&quot;,&quot;publisher-place&quot;:&quot;London, England&quot;,&quot;title-short&quot;:&quot;Ideology and opinions&quot;,&quot;citation-key&quot;:&quot;Billig1991IdeologyOpinions&quot;,&quot;title&quot;:&quot;Ideology and opinions: studies in rhetorical psychology&quot;,&quot;issued&quot;:{&quot;date-parts&quot;:[[&quot;1991&quot;]]},&quot;event-place&quot;:&quot;London, England&quot;,&quot;ISBN&quot;:&quot;978-0-8039-8332-8&quot;,&quot;number-of-pages&quot;:&quot;216&quot;,&quot;author&quot;:[{&quot;given&quot;:&quot;Michael&quot;,&quot;family&quot;:&quot;Billig&quot;}],&quot;id&quot;:&quot;Billig1991IdeologyOpinions&quot;,&quot;language&quot;:&quot;en&quot;},&quot;prefix&quot;:&quot;&quot;,&quot;id&quot;:103,&quot;suffix&quot;:&quot;, one suffix after comma&quot;}],&quot;properties&quot;:{&quot;noteIndex&quot;:0,&quot;formattedCitation&quot;:&quot;[@Billig1991IdeologyOpinions, one suffix after comma]&quot;}} RND0000000006"/>&lt;Do Zotero Refresh: [@Billig1991IdeologyOpinions, one suffix after comma]&gt;<text:reference-mark-end text:name="ZOTERO_ITEM CSL_CITATION {&quot;schema&quot;:&quot;https://github.com/citation-style-language/schema/raw/master/csl-citation.json&quot;,&quot;citationID&quot;:&quot;00000005&quot;,&quot;citationItems&quot;:[{&quot;uris&quot;:[&quot;http://zotero.org/users/8230813/items/YUB45EDV&quot;],&quot;itemData&quot;:{&quot;collection-title&quot;:&quot;Loughborough studies in communication and discourse&quot;,&quot;type&quot;:&quot;book&quot;,&quot;note&quot;:&quot;MAG ID: 386349523&quot;,&quot;publisher&quot;:&quot;Sage Publications&quot;,&quot;publisher-place&quot;:&quot;London, England&quot;,&quot;title-short&quot;:&quot;Ideology and opinions&quot;,&quot;citation-key&quot;:&quot;Billig1991IdeologyOpinions&quot;,&quot;title&quot;:&quot;Ideology and opinions: studies in rhetorical psychology&quot;,&quot;issued&quot;:{&quot;date-parts&quot;:[[&quot;1991&quot;]]},&quot;event-place&quot;:&quot;London, England&quot;,&quot;ISBN&quot;:&quot;978-0-8039-8332-8&quot;,&quot;number-of-pages&quot;:&quot;216&quot;,&quot;author&quot;:[{&quot;given&quot;:&quot;Michael&quot;,&quot;family&quot;:&quot;Billig&quot;}],&quot;id&quot;:&quot;Billig1991IdeologyOpinions&quot;,&quot;language&quot;:&quot;en&quot;},&quot;prefix&quot;:&quot;&quot;,&quot;id&quot;:103,&quot;suffix&quot;:&quot;, one suffix after comma&quot;}],&quot;properties&quot;:{&quot;noteIndex&quot;:0,&quot;formattedCitation&quot;:&quot;[@Billig1991IdeologyOpinions, one suffix after comma]&quot;}} RND0000000006"/><text:line-break/></text:p>
        </text:list-item>
        <text:list-item>
          <text:p text:style-name="P27"><text:reference-mark-start text:name="ZOTERO_ITEM CSL_CITATION {&quot;schema&quot;:&quot;https://github.com/citation-style-language/schema/raw/master/csl-citation.json&quot;,&quot;citationID&quot;:&quot;00000007&quot;,&quot;citationItems&quot;:[{&quot;uris&quot;:[&quot;http://zotero.org/users/8230813/items/YUB45EDV&quot;],&quot;itemData&quot;:{&quot;collection-title&quot;:&quot;Loughborough studies in communication and discourse&quot;,&quot;type&quot;:&quot;book&quot;,&quot;note&quot;:&quot;MAG ID: 386349523&quot;,&quot;publisher&quot;:&quot;Sage Publications&quot;,&quot;publisher-place&quot;:&quot;London, England&quot;,&quot;title-short&quot;:&quot;Ideology and opinions&quot;,&quot;citation-key&quot;:&quot;Billig1991IdeologyOpinions&quot;,&quot;title&quot;:&quot;Ideology and opinions: studies in rhetorical psychology&quot;,&quot;issued&quot;:{&quot;date-parts&quot;:[[&quot;1991&quot;]]},&quot;event-place&quot;:&quot;London, England&quot;,&quot;ISBN&quot;:&quot;978-0-8039-8332-8&quot;,&quot;number-of-pages&quot;:&quot;216&quot;,&quot;author&quot;:[{&quot;given&quot;:&quot;Michael&quot;,&quot;family&quot;:&quot;Billig&quot;}],&quot;id&quot;:&quot;Billig1991IdeologyOpinions&quot;,&quot;language&quot;:&quot;en&quot;},&quot;locator&quot;:&quot;2&quot;,&quot;prefix&quot;:&quot;&quot;,&quot;label&quot;:&quot;page&quot;,&quot;id&quot;:103,&quot;suffix&quot;:&quot;suffix without comma&quot;}],&quot;properties&quot;:{&quot;noteIndex&quot;:0,&quot;formattedCitation&quot;:&quot;[@Billig1991IdeologyOpinions 2 suffix without comma]&quot;}} RND0000000008"/>&lt;Do Zotero Refresh: [@Billig1991IdeologyOpinions 2 suffix without comma]&gt;<text:reference-mark-end text:name="ZOTERO_ITEM CSL_CITATION {&quot;schema&quot;:&quot;https://github.com/citation-style-language/schema/raw/master/csl-citation.json&quot;,&quot;citationID&quot;:&quot;00000007&quot;,&quot;citationItems&quot;:[{&quot;uris&quot;:[&quot;http://zotero.org/users/8230813/items/YUB45EDV&quot;],&quot;itemData&quot;:{&quot;collection-title&quot;:&quot;Loughborough studies in communication and discourse&quot;,&quot;type&quot;:&quot;book&quot;,&quot;note&quot;:&quot;MAG ID: 386349523&quot;,&quot;publisher&quot;:&quot;Sage Publications&quot;,&quot;publisher-place&quot;:&quot;London, England&quot;,&quot;title-short&quot;:&quot;Ideology and opinions&quot;,&quot;citation-key&quot;:&quot;Billig1991IdeologyOpinions&quot;,&quot;title&quot;:&quot;Ideology and opinions: studies in rhetorical psychology&quot;,&quot;issued&quot;:{&quot;date-parts&quot;:[[&quot;1991&quot;]]},&quot;event-place&quot;:&quot;London, England&quot;,&quot;ISBN&quot;:&quot;978-0-8039-8332-8&quot;,&quot;number-of-pages&quot;:&quot;216&quot;,&quot;author&quot;:[{&quot;given&quot;:&quot;Michael&quot;,&quot;family&quot;:&quot;Billig&quot;}],&quot;id&quot;:&quot;Billig1991IdeologyOpinions&quot;,&quot;language&quot;:&quot;en&quot;},&quot;locator&quot;:&quot;2&quot;,&quot;prefix&quot;:&quot;&quot;,&quot;label&quot;:&quot;page&quot;,&quot;id&quot;:103,&quot;suffix&quot;:&quot;suffix without comma&quot;}],&quot;properties&quot;:{&quot;noteIndex&quot;:0,&quot;formattedCitation&quot;:&quot;[@Billig1991IdeologyOpinions 2 suffix without comma]&quot;}} RND0000000008"/><text:line-break/></text:p>
        </text:list-item>
        <text:list-item>
          <text:p text:style-name="P27"><text:reference-mark-start text:name="ZOTERO_ITEM CSL_CITATION {&quot;schema&quot;:&quot;https://github.com/citation-style-language/schema/raw/master/csl-citation.json&quot;,&quot;citationID&quot;:&quot;00000009&quot;,&quot;citationItems&quot;:[{&quot;uris&quot;:[&quot;http://zotero.org/users/8230813/items/YUB45EDV&quot;],&quot;itemData&quot;:{&quot;collection-title&quot;:&quot;Loughborough studies in communication and discourse&quot;,&quot;type&quot;:&quot;book&quot;,&quot;note&quot;:&quot;MAG ID: 386349523&quot;,&quot;publisher&quot;:&quot;Sage Publications&quot;,&quot;publisher-place&quot;:&quot;London, England&quot;,&quot;title-short&quot;:&quot;Ideology and opinions&quot;,&quot;citation-key&quot;:&quot;Billig1991IdeologyOpinions&quot;,&quot;title&quot;:&quot;Ideology and opinions: studies in rhetorical psychology&quot;,&quot;issued&quot;:{&quot;date-parts&quot;:[[&quot;1991&quot;]]},&quot;event-place&quot;:&quot;London, England&quot;,&quot;ISBN&quot;:&quot;978-0-8039-8332-8&quot;,&quot;number-of-pages&quot;:&quot;216&quot;,&quot;author&quot;:[{&quot;given&quot;:&quot;Michael&quot;,&quot;family&quot;:&quot;Billig&quot;}],&quot;id&quot;:&quot;Billig1991IdeologyOpinions&quot;,&quot;language&quot;:&quot;en&quot;},&quot;locator&quot;:&quot;3&quot;,&quot;prefix&quot;:&quot;&quot;,&quot;label&quot;:&quot;page&quot;,&quot;id&quot;:103,&quot;suffix&quot;:&quot;suffix after comma with number&quot;}],&quot;properties&quot;:{&quot;noteIndex&quot;:0,&quot;formattedCitation&quot;:&quot;[@Billig1991IdeologyOpinions, 3 suffix after comma with number]&quot;}} RND0000000010"/>&lt;Do Zotero Refresh: [@Billig1991IdeologyOpinions, 3 suffix after comma with number]&gt;<text:reference-mark-end text:name="ZOTERO_ITEM CSL_CITATION {&quot;schema&quot;:&quot;https://github.com/citation-style-language/schema/raw/master/csl-citation.json&quot;,&quot;citationID&quot;:&quot;00000009&quot;,&quot;citationItems&quot;:[{&quot;uris&quot;:[&quot;http://zotero.org/users/8230813/items/YUB45EDV&quot;],&quot;itemData&quot;:{&quot;collection-title&quot;:&quot;Loughborough studies in communication and discourse&quot;,&quot;type&quot;:&quot;book&quot;,&quot;note&quot;:&quot;MAG ID: 386349523&quot;,&quot;publisher&quot;:&quot;Sage Publications&quot;,&quot;publisher-place&quot;:&quot;London, England&quot;,&quot;title-short&quot;:&quot;Ideology and opinions&quot;,&quot;citation-key&quot;:&quot;Billig1991IdeologyOpinions&quot;,&quot;title&quot;:&quot;Ideology and opinions: studies in rhetorical psychology&quot;,&quot;issued&quot;:{&quot;date-parts&quot;:[[&quot;1991&quot;]]},&quot;event-place&quot;:&quot;London, England&quot;,&quot;ISBN&quot;:&quot;978-0-8039-8332-8&quot;,&quot;number-of-pages&quot;:&quot;216&quot;,&quot;author&quot;:[{&quot;given&quot;:&quot;Michael&quot;,&quot;family&quot;:&quot;Billig&quot;}],&quot;id&quot;:&quot;Billig1991IdeologyOpinions&quot;,&quot;language&quot;:&quot;en&quot;},&quot;locator&quot;:&quot;3&quot;,&quot;prefix&quot;:&quot;&quot;,&quot;label&quot;:&quot;page&quot;,&quot;id&quot;:103,&quot;suffix&quot;:&quot;suffix after comma with number&quot;}],&quot;properties&quot;:{&quot;noteIndex&quot;:0,&quot;formattedCitation&quot;:&quot;[@Billig1991IdeologyOpinions, 3 suffix after comma with number]&quot;}} RND0000000010"/><text:line-break/></text:p>
        </text:list-item>
        <text:list-item>
          <text:p text:style-name="P27"><text:reference-mark-start text:name="ZOTERO_ITEM CSL_CITATION {&quot;schema&quot;:&quot;https://github.com/citation-style-language/schema/raw/master/csl-citation.json&quot;,&quot;citationID&quot;:&quot;00000011&quot;,&quot;citationItems&quot;:[{&quot;uris&quot;:[&quot;http://zotero.org/users/8230813/items/YUB45EDV&quot;],&quot;itemData&quot;:{&quot;collection-title&quot;:&quot;Loughborough studies in communication and discourse&quot;,&quot;type&quot;:&quot;book&quot;,&quot;note&quot;:&quot;MAG ID: 386349523&quot;,&quot;publisher&quot;:&quot;Sage Publications&quot;,&quot;publisher-place&quot;:&quot;London, England&quot;,&quot;title-short&quot;:&quot;Ideology and opinions&quot;,&quot;citation-key&quot;:&quot;Billig1991IdeologyOpinions&quot;,&quot;title&quot;:&quot;Ideology and opinions: studies in rhetorical psychology&quot;,&quot;issued&quot;:{&quot;date-parts&quot;:[[&quot;1991&quot;]]},&quot;event-place&quot;:&quot;London, England&quot;,&quot;ISBN&quot;:&quot;978-0-8039-8332-8&quot;,&quot;number-of-pages&quot;:&quot;216&quot;,&quot;author&quot;:[{&quot;given&quot;:&quot;Michael&quot;,&quot;family&quot;:&quot;Billig&quot;}],&quot;id&quot;:&quot;Billig1991IdeologyOpinions&quot;,&quot;language&quot;:&quot;en&quot;},&quot;prefix&quot;:&quot;&quot;,&quot;id&quot;:103,&quot;suffix&quot;:&quot;, iv wordAfterRoman&quot;}],&quot;properties&quot;:{&quot;noteIndex&quot;:0,&quot;formattedCitation&quot;:&quot;[@Billig1991IdeologyOpinions, iv wordAfterRoman]&quot;}} RND0000000012"/>&lt;Do Zotero Refresh: [@Billig1991IdeologyOpinions, iv wordAfterRoman]&gt;<text:reference-mark-end text:name="ZOTERO_ITEM CSL_CITATION {&quot;schema&quot;:&quot;https://github.com/citation-style-language/schema/raw/master/csl-citation.json&quot;,&quot;citationID&quot;:&quot;00000011&quot;,&quot;citationItems&quot;:[{&quot;uris&quot;:[&quot;http://zotero.org/users/8230813/items/YUB45EDV&quot;],&quot;itemData&quot;:{&quot;collection-title&quot;:&quot;Loughborough studies in communication and discourse&quot;,&quot;type&quot;:&quot;book&quot;,&quot;note&quot;:&quot;MAG ID: 386349523&quot;,&quot;publisher&quot;:&quot;Sage Publications&quot;,&quot;publisher-place&quot;:&quot;London, England&quot;,&quot;title-short&quot;:&quot;Ideology and opinions&quot;,&quot;citation-key&quot;:&quot;Billig1991IdeologyOpinions&quot;,&quot;title&quot;:&quot;Ideology and opinions: studies in rhetorical psychology&quot;,&quot;issued&quot;:{&quot;date-parts&quot;:[[&quot;1991&quot;]]},&quot;event-place&quot;:&quot;London, England&quot;,&quot;ISBN&quot;:&quot;978-0-8039-8332-8&quot;,&quot;number-of-pages&quot;:&quot;216&quot;,&quot;author&quot;:[{&quot;given&quot;:&quot;Michael&quot;,&quot;family&quot;:&quot;Billig&quot;}],&quot;id&quot;:&quot;Billig1991IdeologyOpinions&quot;,&quot;language&quot;:&quot;en&quot;},&quot;prefix&quot;:&quot;&quot;,&quot;id&quot;:103,&quot;suffix&quot;:&quot;, iv wordAfterRoman&quot;}],&quot;properties&quot;:{&quot;noteIndex&quot;:0,&quot;formattedCitation&quot;:&quot;[@Billig1991IdeologyOpinions, iv wordAfterRoman]&quot;}} RND0000000012"/><text:line-break/></text:p>
        </text:list-item>
        <text:list-item>
          <text:p text:style-name="P27"><text:reference-mark-start text:name="ZOTERO_ITEM CSL_CITATION {&quot;schema&quot;:&quot;https://github.com/citation-style-language/schema/raw/master/csl-citation.json&quot;,&quot;citationID&quot;:&quot;00000013&quot;,&quot;citationItems&quot;:[{&quot;uris&quot;:[&quot;http://zotero.org/users/8230813/items/YUB45EDV&quot;],&quot;itemData&quot;:{&quot;collection-title&quot;:&quot;Loughborough studies in communication and discourse&quot;,&quot;type&quot;:&quot;book&quot;,&quot;note&quot;:&quot;MAG ID: 386349523&quot;,&quot;publisher&quot;:&quot;Sage Publications&quot;,&quot;publisher-place&quot;:&quot;London, England&quot;,&quot;title-short&quot;:&quot;Ideology and opinions&quot;,&quot;citation-key&quot;:&quot;Billig1991IdeologyOpinions&quot;,&quot;title&quot;:&quot;Ideology and opinions: studies in rhetorical psychology&quot;,&quot;issued&quot;:{&quot;date-parts&quot;:[[&quot;1991&quot;]]},&quot;event-place&quot;:&quot;London, England&quot;,&quot;ISBN&quot;:&quot;978-0-8039-8332-8&quot;,&quot;number-of-pages&quot;:&quot;216&quot;,&quot;author&quot;:[{&quot;given&quot;:&quot;Michael&quot;,&quot;family&quot;:&quot;Billig&quot;}],&quot;id&quot;:&quot;Billig1991IdeologyOpinions&quot;,&quot;language&quot;:&quot;en&quot;},&quot;prefix&quot;:&quot;&quot;,&quot;id&quot;:103,&quot;suffix&quot;:&quot;, one&quot;}],&quot;properties&quot;:{&quot;noteIndex&quot;:0,&quot;formattedCitation&quot;:&quot;[@Billig1991IdeologyOpinions, one]&quot;}} RND0000000014"/>&lt;Do Zotero Refresh: [@Billig1991IdeologyOpinions, one]&gt;<text:reference-mark-end text:name="ZOTERO_ITEM CSL_CITATION {&quot;schema&quot;:&quot;https://github.com/citation-style-language/schema/raw/master/csl-citation.json&quot;,&quot;citationID&quot;:&quot;00000013&quot;,&quot;citationItems&quot;:[{&quot;uris&quot;:[&quot;http://zotero.org/users/8230813/items/YUB45EDV&quot;],&quot;itemData&quot;:{&quot;collection-title&quot;:&quot;Loughborough studies in communication and discourse&quot;,&quot;type&quot;:&quot;book&quot;,&quot;note&quot;:&quot;MAG ID: 386349523&quot;,&quot;publisher&quot;:&quot;Sage Publications&quot;,&quot;publisher-place&quot;:&quot;London, England&quot;,&quot;title-short&quot;:&quot;Ideology and opinions&quot;,&quot;citation-key&quot;:&quot;Billig1991IdeologyOpinions&quot;,&quot;title&quot;:&quot;Ideology and opinions: studies in rhetorical psychology&quot;,&quot;issued&quot;:{&quot;date-parts&quot;:[[&quot;1991&quot;]]},&quot;event-place&quot;:&quot;London, England&quot;,&quot;ISBN&quot;:&quot;978-0-8039-8332-8&quot;,&quot;number-of-pages&quot;:&quot;216&quot;,&quot;author&quot;:[{&quot;given&quot;:&quot;Michael&quot;,&quot;family&quot;:&quot;Billig&quot;}],&quot;id&quot;:&quot;Billig1991IdeologyOpinions&quot;,&quot;language&quot;:&quot;en&quot;},&quot;prefix&quot;:&quot;&quot;,&quot;id&quot;:103,&quot;suffix&quot;:&quot;, one&quot;}],&quot;properties&quot;:{&quot;noteIndex&quot;:0,&quot;formattedCitation&quot;:&quot;[@Billig1991IdeologyOpinions, one]&quot;}} RND0000000014"/><text:line-break/></text:p>
        </text:list-item>
        <text:list-item>
          <text:p text:style-name="P27"><text:reference-mark-start text:name="ZOTERO_ITEM CSL_CITATION {&quot;schema&quot;:&quot;https://github.com/citation-style-language/schema/raw/master/csl-citation.json&quot;,&quot;citationID&quot;:&quot;00000015&quot;,&quot;citationItems&quot;:[{&quot;uris&quot;:[&quot;http://zotero.org/users/8230813/items/YUB45EDV&quot;],&quot;itemData&quot;:{&quot;collection-title&quot;:&quot;Loughborough studies in communication and discourse&quot;,&quot;type&quot;:&quot;book&quot;,&quot;note&quot;:&quot;MAG ID: 386349523&quot;,&quot;publisher&quot;:&quot;Sage Publications&quot;,&quot;publisher-place&quot;:&quot;London, England&quot;,&quot;title-short&quot;:&quot;Ideology and opinions&quot;,&quot;citation-key&quot;:&quot;Billig1991IdeologyOpinions&quot;,&quot;title&quot;:&quot;Ideology and opinions: studies in rhetorical psychology&quot;,&quot;issued&quot;:{&quot;date-parts&quot;:[[&quot;1991&quot;]]},&quot;event-place&quot;:&quot;London, England&quot;,&quot;ISBN&quot;:&quot;978-0-8039-8332-8&quot;,&quot;number-of-pages&quot;:&quot;216&quot;,&quot;author&quot;:[{&quot;given&quot;:&quot;Michael&quot;,&quot;family&quot;:&quot;Billig&quot;}],&quot;id&quot;:&quot;Billig1991IdeologyOpinions&quot;,&quot;language&quot;:&quot;en&quot;},&quot;locator&quot;:&quot;vi&quot;,&quot;prefix&quot;:&quot;&quot;,&quot;label&quot;:&quot;page&quot;,&quot;id&quot;:103}],&quot;properties&quot;:{&quot;noteIndex&quot;:0,&quot;formattedCitation&quot;:&quot;[@Billig1991IdeologyOpinions, p. vi]&quot;}} RND0000000016"/>&lt;Do Zotero Refresh: [@Billig1991IdeologyOpinions, p. vi]&gt;<text:reference-mark-end text:name="ZOTERO_ITEM CSL_CITATION {&quot;schema&quot;:&quot;https://github.com/citation-style-language/schema/raw/master/csl-citation.json&quot;,&quot;citationID&quot;:&quot;00000015&quot;,&quot;citationItems&quot;:[{&quot;uris&quot;:[&quot;http://zotero.org/users/8230813/items/YUB45EDV&quot;],&quot;itemData&quot;:{&quot;collection-title&quot;:&quot;Loughborough studies in communication and discourse&quot;,&quot;type&quot;:&quot;book&quot;,&quot;note&quot;:&quot;MAG ID: 386349523&quot;,&quot;publisher&quot;:&quot;Sage Publications&quot;,&quot;publisher-place&quot;:&quot;London, England&quot;,&quot;title-short&quot;:&quot;Ideology and opinions&quot;,&quot;citation-key&quot;:&quot;Billig1991IdeologyOpinions&quot;,&quot;title&quot;:&quot;Ideology and opinions: studies in rhetorical psychology&quot;,&quot;issued&quot;:{&quot;date-parts&quot;:[[&quot;1991&quot;]]},&quot;event-place&quot;:&quot;London, England&quot;,&quot;ISBN&quot;:&quot;978-0-8039-8332-8&quot;,&quot;number-of-pages&quot;:&quot;216&quot;,&quot;author&quot;:[{&quot;given&quot;:&quot;Michael&quot;,&quot;family&quot;:&quot;Billig&quot;}],&quot;id&quot;:&quot;Billig1991IdeologyOpinions&quot;,&quot;language&quot;:&quot;en&quot;},&quot;locator&quot;:&quot;vi&quot;,&quot;prefix&quot;:&quot;&quot;,&quot;label&quot;:&quot;page&quot;,&quot;id&quot;:103}],&quot;properties&quot;:{&quot;noteIndex&quot;:0,&quot;formattedCitation&quot;:&quot;[@Billig1991IdeologyOpinions, p. vi]&quot;}} RND0000000016"/><text:line-break/></text:p>
        </text:list-item>
        <text:list-item>
          <text:p text:style-name="P27"><text:reference-mark-start text:name="ZOTERO_ITEM CSL_CITATION {&quot;schema&quot;:&quot;https://github.com/citation-style-language/schema/raw/master/csl-citation.json&quot;,&quot;citationID&quot;:&quot;00000017&quot;,&quot;citationItems&quot;:[{&quot;uris&quot;:[&quot;http://zotero.org/users/8230813/items/YUB45EDV&quot;],&quot;itemData&quot;:{&quot;collection-title&quot;:&quot;Loughborough studies in communication and discourse&quot;,&quot;type&quot;:&quot;book&quot;,&quot;note&quot;:&quot;MAG ID: 386349523&quot;,&quot;publisher&quot;:&quot;Sage Publications&quot;,&quot;publisher-place&quot;:&quot;London, England&quot;,&quot;title-short&quot;:&quot;Ideology and opinions&quot;,&quot;citation-key&quot;:&quot;Billig1991IdeologyOpinions&quot;,&quot;title&quot;:&quot;Ideology and opinions: studies in rhetorical psychology&quot;,&quot;issued&quot;:{&quot;date-parts&quot;:[[&quot;1991&quot;]]},&quot;event-place&quot;:&quot;London, England&quot;,&quot;ISBN&quot;:&quot;978-0-8039-8332-8&quot;,&quot;number-of-pages&quot;:&quot;216&quot;,&quot;author&quot;:[{&quot;given&quot;:&quot;Michael&quot;,&quot;family&quot;:&quot;Billig&quot;}],&quot;id&quot;:&quot;Billig1991IdeologyOpinions&quot;,&quot;language&quot;:&quot;en&quot;},&quot;prefix&quot;:&quot;&quot;,&quot;id&quot;:103,&quot;suffix&quot;:&quot; a seventh case without comma&quot;}],&quot;properties&quot;:{&quot;noteIndex&quot;:0,&quot;formattedCitation&quot;:&quot;[@Billig1991IdeologyOpinions a seventh case without comma]&quot;}} RND0000000018"/>&lt;Do Zotero Refresh: [@Billig1991IdeologyOpinions a seventh case without comma]&gt;<text:reference-mark-end text:name="ZOTERO_ITEM CSL_CITATION {&quot;schema&quot;:&quot;https://github.com/citation-style-language/schema/raw/master/csl-citation.json&quot;,&quot;citationID&quot;:&quot;00000017&quot;,&quot;citationItems&quot;:[{&quot;uris&quot;:[&quot;http://zotero.org/users/8230813/items/YUB45EDV&quot;],&quot;itemData&quot;:{&quot;collection-title&quot;:&quot;Loughborough studies in communication and discourse&quot;,&quot;type&quot;:&quot;book&quot;,&quot;note&quot;:&quot;MAG ID: 386349523&quot;,&quot;publisher&quot;:&quot;Sage Publications&quot;,&quot;publisher-place&quot;:&quot;London, England&quot;,&quot;title-short&quot;:&quot;Ideology and opinions&quot;,&quot;citation-key&quot;:&quot;Billig1991IdeologyOpinions&quot;,&quot;title&quot;:&quot;Ideology and opinions: studies in rhetorical psychology&quot;,&quot;issued&quot;:{&quot;date-parts&quot;:[[&quot;1991&quot;]]},&quot;event-place&quot;:&quot;London, England&quot;,&quot;ISBN&quot;:&quot;978-0-8039-8332-8&quot;,&quot;number-of-pages&quot;:&quot;216&quot;,&quot;author&quot;:[{&quot;given&quot;:&quot;Michael&quot;,&quot;family&quot;:&quot;Billig&quot;}],&quot;id&quot;:&quot;Billig1991IdeologyOpinions&quot;,&quot;language&quot;:&quot;en&quot;},&quot;prefix&quot;:&quot;&quot;,&quot;id&quot;:103,&quot;suffix&quot;:&quot; a seventh case without comma&quot;}],&quot;properties&quot;:{&quot;noteIndex&quot;:0,&quot;formattedCitation&quot;:&quot;[@Billig1991IdeologyOpinions a seventh case without comma]&quot;}} RND0000000018"/></text:p>
        </text:list-item>
      </text:list>
      <text:h text:style-name="Heading_20_4" text:outline-level="4"><text:bookmark-start text:name="equivalent-to-pandoc-manuals-examples"/>Equivalent to Pandoc Manual’s examples<text:bookmark-end text:name="equivalent-to-pandoc-manuals-examples"/></text:h>
      <text:list text:style-name="L2">
        <text:list-item>
          <text:p text:style-name="P28"><text:reference-mark-start text:name="ZOTERO_ITEM CSL_CITATION {&quot;schema&quot;:&quot;https://github.com/citation-style-language/schema/raw/master/csl-citation.json&quot;,&quot;citationID&quot;:&quot;00000019&quot;,&quot;citationItems&quot;:[{&quot;uris&quot;:[&quot;http://zotero.org/users/8230813/items/YUB45EDV&quot;],&quot;itemData&quot;:{&quot;collection-title&quot;:&quot;Loughborough studies in communication and discourse&quot;,&quot;type&quot;:&quot;book&quot;,&quot;note&quot;:&quot;MAG ID: 386349523&quot;,&quot;publisher&quot;:&quot;Sage Publications&quot;,&quot;publisher-place&quot;:&quot;London, England&quot;,&quot;title-short&quot;:&quot;Ideology and opinions&quot;,&quot;citation-key&quot;:&quot;Billig1991IdeologyOpinions&quot;,&quot;title&quot;:&quot;Ideology and opinions: studies in rhetorical psychology&quot;,&quot;issued&quot;:{&quot;date-parts&quot;:[[&quot;1991&quot;]]},&quot;event-place&quot;:&quot;London, England&quot;,&quot;ISBN&quot;:&quot;978-0-8039-8332-8&quot;,&quot;number-of-pages&quot;:&quot;216&quot;,&quot;author&quot;:[{&quot;given&quot;:&quot;Michael&quot;,&quot;family&quot;:&quot;Billig&quot;}],&quot;id&quot;:&quot;Billig1991IdeologyOpinions&quot;,&quot;language&quot;:&quot;en&quot;},&quot;locator&quot;:&quot;ii, A, D-Z&quot;,&quot;prefix&quot;:&quot;&quot;,&quot;label&quot;:&quot;page&quot;,&quot;id&quot;:103,&quot;suffix&quot;:&quot;, with a suffix&quot;}],&quot;properties&quot;:{&quot;noteIndex&quot;:0,&quot;formattedCitation&quot;:&quot;[@Billig1991IdeologyOpinions{ii, A, D-Z}, with a suffix]&quot;}} RND0000000020"/>&lt;Do Zotero Refresh: [@Billig1991IdeologyOpinions{ii, A, D-Z}, with a suffix]&gt;<text:reference-mark-end text:name="ZOTERO_ITEM CSL_CITATION {&quot;schema&quot;:&quot;https://github.com/citation-style-language/schema/raw/master/csl-citation.json&quot;,&quot;citationID&quot;:&quot;00000019&quot;,&quot;citationItems&quot;:[{&quot;uris&quot;:[&quot;http://zotero.org/users/8230813/items/YUB45EDV&quot;],&quot;itemData&quot;:{&quot;collection-title&quot;:&quot;Loughborough studies in communication and discourse&quot;,&quot;type&quot;:&quot;book&quot;,&quot;note&quot;:&quot;MAG ID: 386349523&quot;,&quot;publisher&quot;:&quot;Sage Publications&quot;,&quot;publisher-place&quot;:&quot;London, England&quot;,&quot;title-short&quot;:&quot;Ideology and opinions&quot;,&quot;citation-key&quot;:&quot;Billig1991IdeologyOpinions&quot;,&quot;title&quot;:&quot;Ideology and opinions: studies in rhetorical psychology&quot;,&quot;issued&quot;:{&quot;date-parts&quot;:[[&quot;1991&quot;]]},&quot;event-place&quot;:&quot;London, England&quot;,&quot;ISBN&quot;:&quot;978-0-8039-8332-8&quot;,&quot;number-of-pages&quot;:&quot;216&quot;,&quot;author&quot;:[{&quot;given&quot;:&quot;Michael&quot;,&quot;family&quot;:&quot;Billig&quot;}],&quot;id&quot;:&quot;Billig1991IdeologyOpinions&quot;,&quot;language&quot;:&quot;en&quot;},&quot;locator&quot;:&quot;ii, A, D-Z&quot;,&quot;prefix&quot;:&quot;&quot;,&quot;label&quot;:&quot;page&quot;,&quot;id&quot;:103,&quot;suffix&quot;:&quot;, with a suffix&quot;}],&quot;properties&quot;:{&quot;noteIndex&quot;:0,&quot;formattedCitation&quot;:&quot;[@Billig1991IdeologyOpinions{ii, A, D-Z}, with a suffix]&quot;}} RND0000000020"/><text:line-break/></text:p>
        </text:list-item>
        <text:list-item>
          <text:p text:style-name="P28"><text:reference-mark-start text:name="ZOTERO_ITEM CSL_CITATION {&quot;schema&quot;:&quot;https://github.com/citation-style-language/schema/raw/master/csl-citation.json&quot;,&quot;citationID&quot;:&quot;00000021&quot;,&quot;citationItems&quot;:[{&quot;uris&quot;:[&quot;http://zotero.org/users/8230813/items/YUB45EDV&quot;],&quot;itemData&quot;:{&quot;collection-title&quot;:&quot;Loughborough studies in communication and discourse&quot;,&quot;type&quot;:&quot;book&quot;,&quot;note&quot;:&quot;MAG ID: 386349523&quot;,&quot;publisher&quot;:&quot;Sage Publications&quot;,&quot;publisher-place&quot;:&quot;London, England&quot;,&quot;title-short&quot;:&quot;Ideology and opinions&quot;,&quot;citation-key&quot;:&quot;Billig1991IdeologyOpinions&quot;,&quot;title&quot;:&quot;Ideology and opinions: studies in rhetorical psychology&quot;,&quot;issued&quot;:{&quot;date-parts&quot;:[[&quot;1991&quot;]]},&quot;event-place&quot;:&quot;London, England&quot;,&quot;ISBN&quot;:&quot;978-0-8039-8332-8&quot;,&quot;number-of-pages&quot;:&quot;216&quot;,&quot;author&quot;:[{&quot;given&quot;:&quot;Michael&quot;,&quot;family&quot;:&quot;Billig&quot;}],&quot;id&quot;:&quot;Billig1991IdeologyOpinions&quot;,&quot;language&quot;:&quot;en&quot;},&quot;locator&quot;:&quot;iv, vi-xi, (xv)-(xvii)&quot;,&quot;prefix&quot;:&quot;&quot;,&quot;label&quot;:&quot;page&quot;,&quot;id&quot;:103,&quot;suffix&quot;:&quot;with suffix here&quot;}],&quot;properties&quot;:{&quot;noteIndex&quot;:0,&quot;formattedCitation&quot;:&quot;[@Billig1991IdeologyOpinions, {pp. iv, vi-xi, (xv)-(xvii)} with suffix here]&quot;}} RND0000000022"/>&lt;Do Zotero Refresh: [@Billig1991IdeologyOpinions, {pp. iv, vi-xi, (xv)-(xvii)} with suffix here]&gt;<text:reference-mark-end text:name="ZOTERO_ITEM CSL_CITATION {&quot;schema&quot;:&quot;https://github.com/citation-style-language/schema/raw/master/csl-citation.json&quot;,&quot;citationID&quot;:&quot;00000021&quot;,&quot;citationItems&quot;:[{&quot;uris&quot;:[&quot;http://zotero.org/users/8230813/items/YUB45EDV&quot;],&quot;itemData&quot;:{&quot;collection-title&quot;:&quot;Loughborough studies in communication and discourse&quot;,&quot;type&quot;:&quot;book&quot;,&quot;note&quot;:&quot;MAG ID: 386349523&quot;,&quot;publisher&quot;:&quot;Sage Publications&quot;,&quot;publisher-place&quot;:&quot;London, England&quot;,&quot;title-short&quot;:&quot;Ideology and opinions&quot;,&quot;citation-key&quot;:&quot;Billig1991IdeologyOpinions&quot;,&quot;title&quot;:&quot;Ideology and opinions: studies in rhetorical psychology&quot;,&quot;issued&quot;:{&quot;date-parts&quot;:[[&quot;1991&quot;]]},&quot;event-place&quot;:&quot;London, England&quot;,&quot;ISBN&quot;:&quot;978-0-8039-8332-8&quot;,&quot;number-of-pages&quot;:&quot;216&quot;,&quot;author&quot;:[{&quot;given&quot;:&quot;Michael&quot;,&quot;family&quot;:&quot;Billig&quot;}],&quot;id&quot;:&quot;Billig1991IdeologyOpinions&quot;,&quot;language&quot;:&quot;en&quot;},&quot;locator&quot;:&quot;iv, vi-xi, (xv)-(xvii)&quot;,&quot;prefix&quot;:&quot;&quot;,&quot;label&quot;:&quot;page&quot;,&quot;id&quot;:103,&quot;suffix&quot;:&quot;with suffix here&quot;}],&quot;properties&quot;:{&quot;noteIndex&quot;:0,&quot;formattedCitation&quot;:&quot;[@Billig1991IdeologyOpinions, {pp. iv, vi-xi, (xv)-(xvii)} with suffix here]&quot;}} RND0000000022"/><text:line-break/></text:p>
        </text:list-item>
        <text:list-item>
          <text:p text:style-name="P28"><text:reference-mark-start text:name="ZOTERO_ITEM CSL_CITATION {&quot;schema&quot;:&quot;https://github.com/citation-style-language/schema/raw/master/csl-citation.json&quot;,&quot;citationID&quot;:&quot;00000023&quot;,&quot;citationItems&quot;:[{&quot;uris&quot;:[&quot;http://zotero.org/users/8230813/items/YUB45EDV&quot;],&quot;itemData&quot;:{&quot;collection-title&quot;:&quot;Loughborough studies in communication and discourse&quot;,&quot;type&quot;:&quot;book&quot;,&quot;note&quot;:&quot;MAG ID: 386349523&quot;,&quot;publisher&quot;:&quot;Sage Publications&quot;,&quot;publisher-place&quot;:&quot;London, England&quot;,&quot;title-short&quot;:&quot;Ideology and opinions&quot;,&quot;citation-key&quot;:&quot;Billig1991IdeologyOpinions&quot;,&quot;title&quot;:&quot;Ideology and opinions: studies in rhetorical psychology&quot;,&quot;issued&quot;:{&quot;date-parts&quot;:[[&quot;1991&quot;]]},&quot;event-place&quot;:&quot;London, England&quot;,&quot;ISBN&quot;:&quot;978-0-8039-8332-8&quot;,&quot;number-of-pages&quot;:&quot;216&quot;,&quot;author&quot;:[{&quot;given&quot;:&quot;Michael&quot;,&quot;family&quot;:&quot;Billig&quot;}],&quot;id&quot;:&quot;Billig1991IdeologyOpinions&quot;,&quot;language&quot;:&quot;en&quot;},&quot;prefix&quot;:&quot;&quot;,&quot;label&quot;:&quot;page&quot;,&quot;id&quot;:103,&quot;suffix&quot;:&quot;, 99 years later&quot;}],&quot;properties&quot;:{&quot;noteIndex&quot;:0,&quot;formattedCitation&quot;:&quot;[@Billig1991IdeologyOpinions{}, 99 years later]&quot;}} RND0000000024"/>&lt;Do Zotero Refresh: [@Billig1991IdeologyOpinions{}, 99 years later]&gt;<text:reference-mark-end text:name="ZOTERO_ITEM CSL_CITATION {&quot;schema&quot;:&quot;https://github.com/citation-style-language/schema/raw/master/csl-citation.json&quot;,&quot;citationID&quot;:&quot;00000023&quot;,&quot;citationItems&quot;:[{&quot;uris&quot;:[&quot;http://zotero.org/users/8230813/items/YUB45EDV&quot;],&quot;itemData&quot;:{&quot;collection-title&quot;:&quot;Loughborough studies in communication and discourse&quot;,&quot;type&quot;:&quot;book&quot;,&quot;note&quot;:&quot;MAG ID: 386349523&quot;,&quot;publisher&quot;:&quot;Sage Publications&quot;,&quot;publisher-place&quot;:&quot;London, England&quot;,&quot;title-short&quot;:&quot;Ideology and opinions&quot;,&quot;citation-key&quot;:&quot;Billig1991IdeologyOpinions&quot;,&quot;title&quot;:&quot;Ideology and opinions: studies in rhetorical psychology&quot;,&quot;issued&quot;:{&quot;date-parts&quot;:[[&quot;1991&quot;]]},&quot;event-place&quot;:&quot;London, England&quot;,&quot;ISBN&quot;:&quot;978-0-8039-8332-8&quot;,&quot;number-of-pages&quot;:&quot;216&quot;,&quot;author&quot;:[{&quot;given&quot;:&quot;Michael&quot;,&quot;family&quot;:&quot;Billig&quot;}],&quot;id&quot;:&quot;Billig1991IdeologyOpinions&quot;,&quot;language&quot;:&quot;en&quot;},&quot;prefix&quot;:&quot;&quot;,&quot;label&quot;:&quot;page&quot;,&quot;id&quot;:103,&quot;suffix&quot;:&quot;, 99 years later&quot;}],&quot;properties&quot;:{&quot;noteIndex&quot;:0,&quot;formattedCitation&quot;:&quot;[@Billig1991IdeologyOpinions{}, 99 years later]&quot;}} RND0000000024"/></text:p>
        </text:list-item>
      </text:list>
      <text:h text:style-name="Heading_20_3" text:outline-level="3"><text:bookmark-start text:name="manually-adjusted-output-with-citation-picker"/>Manually adjusted output with citation picker<text:bookmark-end text:name="manually-adjusted-output-with-citation-picker"/></text:h>
      <text:list text:style-name="L3">
        <text:list-item>
          <text:p text:style-name="P29"><text:reference-mark-start text:name="ZOTERO_ITEM CSL_CITATION {&quot;schema&quot;:&quot;https://github.com/citation-style-language/schema/raw/master/csl-citation.json&quot;,&quot;citationID&quot;:&quot;00000025&quot;,&quot;citationItems&quot;:[{&quot;uris&quot;:[&quot;http://zotero.org/users/8230813/items/YUB45EDV&quot;],&quot;itemData&quot;:{&quot;collection-title&quot;:&quot;Loughborough studies in communication and discourse&quot;,&quot;type&quot;:&quot;book&quot;,&quot;note&quot;:&quot;MAG ID: 386349523&quot;,&quot;publisher&quot;:&quot;Sage Publications&quot;,&quot;publisher-place&quot;:&quot;London, England&quot;,&quot;title-short&quot;:&quot;Ideology and opinions&quot;,&quot;citation-key&quot;:&quot;Billig1991IdeologyOpinions&quot;,&quot;title&quot;:&quot;Ideology and opinions: studies in rhetorical psychology&quot;,&quot;issued&quot;:{&quot;date-parts&quot;:[[&quot;1991&quot;]]},&quot;event-place&quot;:&quot;London, England&quot;,&quot;ISBN&quot;:&quot;978-0-8039-8332-8&quot;,&quot;number-of-pages&quot;:&quot;216&quot;,&quot;author&quot;:[{&quot;given&quot;:&quot;Michael&quot;,&quot;family&quot;:&quot;Billig&quot;}],&quot;id&quot;:&quot;Billig1991IdeologyOpinions&quot;,&quot;language&quot;:&quot;en&quot;},&quot;prefix&quot;:&quot;&quot;,&quot;id&quot;:103,&quot;suffix&quot;:&quot;, one suffix after comma&quot;}],&quot;properties&quot;:{&quot;noteIndex&quot;:0,&quot;formattedCitation&quot;:&quot;[@Billig1991IdeologyOpinions, one suffix after comma]&quot;}} RND0000000026"/>&lt;Do Zotero Refresh: [@Billig1991IdeologyOpinions, one suffix after comma]&gt;<text:reference-mark-end text:name="ZOTERO_ITEM CSL_CITATION {&quot;schema&quot;:&quot;https://github.com/citation-style-language/schema/raw/master/csl-citation.json&quot;,&quot;citationID&quot;:&quot;00000025&quot;,&quot;citationItems&quot;:[{&quot;uris&quot;:[&quot;http://zotero.org/users/8230813/items/YUB45EDV&quot;],&quot;itemData&quot;:{&quot;collection-title&quot;:&quot;Loughborough studies in communication and discourse&quot;,&quot;type&quot;:&quot;book&quot;,&quot;note&quot;:&quot;MAG ID: 386349523&quot;,&quot;publisher&quot;:&quot;Sage Publications&quot;,&quot;publisher-place&quot;:&quot;London, England&quot;,&quot;title-short&quot;:&quot;Ideology and opinions&quot;,&quot;citation-key&quot;:&quot;Billig1991IdeologyOpinions&quot;,&quot;title&quot;:&quot;Ideology and opinions: studies in rhetorical psychology&quot;,&quot;issued&quot;:{&quot;date-parts&quot;:[[&quot;1991&quot;]]},&quot;event-place&quot;:&quot;London, England&quot;,&quot;ISBN&quot;:&quot;978-0-8039-8332-8&quot;,&quot;number-of-pages&quot;:&quot;216&quot;,&quot;author&quot;:[{&quot;given&quot;:&quot;Michael&quot;,&quot;family&quot;:&quot;Billig&quot;}],&quot;id&quot;:&quot;Billig1991IdeologyOpinions&quot;,&quot;language&quot;:&quot;en&quot;},&quot;prefix&quot;:&quot;&quot;,&quot;id&quot;:103,&quot;suffix&quot;:&quot;, one suffix after comma&quot;}],&quot;properties&quot;:{&quot;noteIndex&quot;:0,&quot;formattedCitation&quot;:&quot;[@Billig1991IdeologyOpinions, one suffix after comma]&quot;}} RND0000000026"/><text:line-break/></text:p>
        </text:list-item>
        <text:list-item>
          <text:p text:style-name="P29"><text:reference-mark-start text:name="ZOTERO_ITEM CSL_CITATION {&quot;schema&quot;:&quot;https://github.com/citation-style-language/schema/raw/master/csl-citation.json&quot;,&quot;citationID&quot;:&quot;00000027&quot;,&quot;citationItems&quot;:[{&quot;uris&quot;:[&quot;http://zotero.org/users/8230813/items/YUB45EDV&quot;],&quot;itemData&quot;:{&quot;collection-title&quot;:&quot;Loughborough studies in communication and discourse&quot;,&quot;type&quot;:&quot;book&quot;,&quot;note&quot;:&quot;MAG ID: 386349523&quot;,&quot;publisher&quot;:&quot;Sage Publications&quot;,&quot;publisher-place&quot;:&quot;London, England&quot;,&quot;title-short&quot;:&quot;Ideology and opinions&quot;,&quot;citation-key&quot;:&quot;Billig1991IdeologyOpinions&quot;,&quot;title&quot;:&quot;Ideology and opinions: studies in rhetorical psychology&quot;,&quot;issued&quot;:{&quot;date-parts&quot;:[[&quot;1991&quot;]]},&quot;event-place&quot;:&quot;London, England&quot;,&quot;ISBN&quot;:&quot;978-0-8039-8332-8&quot;,&quot;number-of-pages&quot;:&quot;216&quot;,&quot;author&quot;:[{&quot;given&quot;:&quot;Michael&quot;,&quot;family&quot;:&quot;Billig&quot;}],&quot;id&quot;:&quot;Billig1991IdeologyOpinions&quot;,&quot;language&quot;:&quot;en&quot;},&quot;locator&quot;:&quot;2&quot;,&quot;prefix&quot;:&quot;&quot;,&quot;label&quot;:&quot;page&quot;,&quot;id&quot;:103,&quot;suffix&quot;:&quot;suffix without comma&quot;}],&quot;properties&quot;:{&quot;noteIndex&quot;:0,&quot;formattedCitation&quot;:&quot;[@Billig1991IdeologyOpinions 2 suffix without comma]&quot;}} RND0000000028"/>&lt;Do Zotero Refresh: [@Billig1991IdeologyOpinions 2 suffix without comma]&gt;<text:reference-mark-end text:name="ZOTERO_ITEM CSL_CITATION {&quot;schema&quot;:&quot;https://github.com/citation-style-language/schema/raw/master/csl-citation.json&quot;,&quot;citationID&quot;:&quot;00000027&quot;,&quot;citationItems&quot;:[{&quot;uris&quot;:[&quot;http://zotero.org/users/8230813/items/YUB45EDV&quot;],&quot;itemData&quot;:{&quot;collection-title&quot;:&quot;Loughborough studies in communication and discourse&quot;,&quot;type&quot;:&quot;book&quot;,&quot;note&quot;:&quot;MAG ID: 386349523&quot;,&quot;publisher&quot;:&quot;Sage Publications&quot;,&quot;publisher-place&quot;:&quot;London, England&quot;,&quot;title-short&quot;:&quot;Ideology and opinions&quot;,&quot;citation-key&quot;:&quot;Billig1991IdeologyOpinions&quot;,&quot;title&quot;:&quot;Ideology and opinions: studies in rhetorical psychology&quot;,&quot;issued&quot;:{&quot;date-parts&quot;:[[&quot;1991&quot;]]},&quot;event-place&quot;:&quot;London, England&quot;,&quot;ISBN&quot;:&quot;978-0-8039-8332-8&quot;,&quot;number-of-pages&quot;:&quot;216&quot;,&quot;author&quot;:[{&quot;given&quot;:&quot;Michael&quot;,&quot;family&quot;:&quot;Billig&quot;}],&quot;id&quot;:&quot;Billig1991IdeologyOpinions&quot;,&quot;language&quot;:&quot;en&quot;},&quot;locator&quot;:&quot;2&quot;,&quot;prefix&quot;:&quot;&quot;,&quot;label&quot;:&quot;page&quot;,&quot;id&quot;:103,&quot;suffix&quot;:&quot;suffix without comma&quot;}],&quot;properties&quot;:{&quot;noteIndex&quot;:0,&quot;formattedCitation&quot;:&quot;[@Billig1991IdeologyOpinions 2 suffix without comma]&quot;}} RND0000000028"/><text:line-break/></text:p>
        </text:list-item>
        <text:list-item>
          <text:p text:style-name="P29"><text:reference-mark-start text:name="ZOTERO_ITEM CSL_CITATION {&quot;schema&quot;:&quot;https://github.com/citation-style-language/schema/raw/master/csl-citation.json&quot;,&quot;citationID&quot;:&quot;00000029&quot;,&quot;citationItems&quot;:[{&quot;uris&quot;:[&quot;http://zotero.org/users/8230813/items/YUB45EDV&quot;],&quot;itemData&quot;:{&quot;collection-title&quot;:&quot;Loughborough studies in communication and discourse&quot;,&quot;type&quot;:&quot;book&quot;,&quot;note&quot;:&quot;MAG ID: 386349523&quot;,&quot;publisher&quot;:&quot;Sage Publications&quot;,&quot;publisher-place&quot;:&quot;London, England&quot;,&quot;title-short&quot;:&quot;Ideology and opinions&quot;,&quot;citation-key&quot;:&quot;Billig1991IdeologyOpinions&quot;,&quot;title&quot;:&quot;Ideology and opinions: studies in rhetorical psychology&quot;,&quot;issued&quot;:{&quot;date-parts&quot;:[[&quot;1991&quot;]]},&quot;event-place&quot;:&quot;London, England&quot;,&quot;ISBN&quot;:&quot;978-0-8039-8332-8&quot;,&quot;number-of-pages&quot;:&quot;216&quot;,&quot;author&quot;:[{&quot;given&quot;:&quot;Michael&quot;,&quot;family&quot;:&quot;Billig&quot;}],&quot;id&quot;:&quot;Billig1991IdeologyOpinions&quot;,&quot;language&quot;:&quot;en&quot;},&quot;locator&quot;:&quot;3&quot;,&quot;prefix&quot;:&quot;&quot;,&quot;label&quot;:&quot;page&quot;,&quot;id&quot;:103,&quot;suffix&quot;:&quot;suffix after comma with number&quot;}],&quot;properties&quot;:{&quot;noteIndex&quot;:0,&quot;formattedCitation&quot;:&quot;[@Billig1991IdeologyOpinions, 3 suffix after comma with number]&quot;}} RND0000000030"/>&lt;Do Zotero Refresh: [@Billig1991IdeologyOpinions, 3 suffix after comma with number]&gt;<text:reference-mark-end text:name="ZOTERO_ITEM CSL_CITATION {&quot;schema&quot;:&quot;https://github.com/citation-style-language/schema/raw/master/csl-citation.json&quot;,&quot;citationID&quot;:&quot;00000029&quot;,&quot;citationItems&quot;:[{&quot;uris&quot;:[&quot;http://zotero.org/users/8230813/items/YUB45EDV&quot;],&quot;itemData&quot;:{&quot;collection-title&quot;:&quot;Loughborough studies in communication and discourse&quot;,&quot;type&quot;:&quot;book&quot;,&quot;note&quot;:&quot;MAG ID: 386349523&quot;,&quot;publisher&quot;:&quot;Sage Publications&quot;,&quot;publisher-place&quot;:&quot;London, England&quot;,&quot;title-short&quot;:&quot;Ideology and opinions&quot;,&quot;citation-key&quot;:&quot;Billig1991IdeologyOpinions&quot;,&quot;title&quot;:&quot;Ideology and opinions: studies in rhetorical psychology&quot;,&quot;issued&quot;:{&quot;date-parts&quot;:[[&quot;1991&quot;]]},&quot;event-place&quot;:&quot;London, England&quot;,&quot;ISBN&quot;:&quot;978-0-8039-8332-8&quot;,&quot;number-of-pages&quot;:&quot;216&quot;,&quot;author&quot;:[{&quot;given&quot;:&quot;Michael&quot;,&quot;family&quot;:&quot;Billig&quot;}],&quot;id&quot;:&quot;Billig1991IdeologyOpinions&quot;,&quot;language&quot;:&quot;en&quot;},&quot;locator&quot;:&quot;3&quot;,&quot;prefix&quot;:&quot;&quot;,&quot;label&quot;:&quot;page&quot;,&quot;id&quot;:103,&quot;suffix&quot;:&quot;suffix after comma with number&quot;}],&quot;properties&quot;:{&quot;noteIndex&quot;:0,&quot;formattedCitation&quot;:&quot;[@Billig1991IdeologyOpinions, 3 suffix after comma with number]&quot;}} RND0000000030"/><text:line-break/></text:p>
        </text:list-item>
        <text:list-item>
          <text:p text:style-name="P29"><text:reference-mark-start text:name="ZOTERO_ITEM CSL_CITATION {&quot;schema&quot;:&quot;https://github.com/citation-style-language/schema/raw/master/csl-citation.json&quot;,&quot;citationID&quot;:&quot;00000031&quot;,&quot;citationItems&quot;:[{&quot;uris&quot;:[&quot;http://zotero.org/users/8230813/items/YUB45EDV&quot;],&quot;itemData&quot;:{&quot;collection-title&quot;:&quot;Loughborough studies in communication and discourse&quot;,&quot;type&quot;:&quot;book&quot;,&quot;note&quot;:&quot;MAG ID: 386349523&quot;,&quot;publisher&quot;:&quot;Sage Publications&quot;,&quot;publisher-place&quot;:&quot;London, England&quot;,&quot;title-short&quot;:&quot;Ideology and opinions&quot;,&quot;citation-key&quot;:&quot;Billig1991IdeologyOpinions&quot;,&quot;title&quot;:&quot;Ideology and opinions: studies in rhetorical psychology&quot;,&quot;issued&quot;:{&quot;date-parts&quot;:[[&quot;1991&quot;]]},&quot;event-place&quot;:&quot;London, England&quot;,&quot;ISBN&quot;:&quot;978-0-8039-8332-8&quot;,&quot;number-of-pages&quot;:&quot;216&quot;,&quot;author&quot;:[{&quot;given&quot;:&quot;Michael&quot;,&quot;family&quot;:&quot;Billig&quot;}],&quot;id&quot;:&quot;Billig1991IdeologyOpinions&quot;,&quot;language&quot;:&quot;en&quot;},&quot;prefix&quot;:&quot;&quot;,&quot;id&quot;:103,&quot;suffix&quot;:&quot;, iv wordAfterRoman&quot;}],&quot;properties&quot;:{&quot;noteIndex&quot;:0,&quot;formattedCitation&quot;:&quot;[@Billig1991IdeologyOpinions, iv wordAfterRoman]&quot;}} RND0000000032"/>&lt;Do Zotero Refresh: [@Billig1991IdeologyOpinions, iv wordAfterRoman]&gt;<text:reference-mark-end text:name="ZOTERO_ITEM CSL_CITATION {&quot;schema&quot;:&quot;https://github.com/citation-style-language/schema/raw/master/csl-citation.json&quot;,&quot;citationID&quot;:&quot;00000031&quot;,&quot;citationItems&quot;:[{&quot;uris&quot;:[&quot;http://zotero.org/users/8230813/items/YUB45EDV&quot;],&quot;itemData&quot;:{&quot;collection-title&quot;:&quot;Loughborough studies in communication and discourse&quot;,&quot;type&quot;:&quot;book&quot;,&quot;note&quot;:&quot;MAG ID: 386349523&quot;,&quot;publisher&quot;:&quot;Sage Publications&quot;,&quot;publisher-place&quot;:&quot;London, England&quot;,&quot;title-short&quot;:&quot;Ideology and opinions&quot;,&quot;citation-key&quot;:&quot;Billig1991IdeologyOpinions&quot;,&quot;title&quot;:&quot;Ideology and opinions: studies in rhetorical psychology&quot;,&quot;issued&quot;:{&quot;date-parts&quot;:[[&quot;1991&quot;]]},&quot;event-place&quot;:&quot;London, England&quot;,&quot;ISBN&quot;:&quot;978-0-8039-8332-8&quot;,&quot;number-of-pages&quot;:&quot;216&quot;,&quot;author&quot;:[{&quot;given&quot;:&quot;Michael&quot;,&quot;family&quot;:&quot;Billig&quot;}],&quot;id&quot;:&quot;Billig1991IdeologyOpinions&quot;,&quot;language&quot;:&quot;en&quot;},&quot;prefix&quot;:&quot;&quot;,&quot;id&quot;:103,&quot;suffix&quot;:&quot;, iv wordAfterRoman&quot;}],&quot;properties&quot;:{&quot;noteIndex&quot;:0,&quot;formattedCitation&quot;:&quot;[@Billig1991IdeologyOpinions, iv wordAfterRoman]&quot;}} RND0000000032"/><text:line-break/></text:p>
        </text:list-item>
        <text:list-item>
          <text:p text:style-name="P29"><text:reference-mark-start text:name="ZOTERO_ITEM CSL_CITATION {&quot;schema&quot;:&quot;https://github.com/citation-style-language/schema/raw/master/csl-citation.json&quot;,&quot;citationID&quot;:&quot;00000033&quot;,&quot;citationItems&quot;:[{&quot;uris&quot;:[&quot;http://zotero.org/users/8230813/items/YUB45EDV&quot;],&quot;itemData&quot;:{&quot;collection-title&quot;:&quot;Loughborough studies in communication and discourse&quot;,&quot;type&quot;:&quot;book&quot;,&quot;note&quot;:&quot;MAG ID: 386349523&quot;,&quot;publisher&quot;:&quot;Sage Publications&quot;,&quot;publisher-place&quot;:&quot;London, England&quot;,&quot;title-short&quot;:&quot;Ideology and opinions&quot;,&quot;citation-key&quot;:&quot;Billig1991IdeologyOpinions&quot;,&quot;title&quot;:&quot;Ideology and opinions: studies in rhetorical psychology&quot;,&quot;issued&quot;:{&quot;date-parts&quot;:[[&quot;1991&quot;]]},&quot;event-place&quot;:&quot;London, England&quot;,&quot;ISBN&quot;:&quot;978-0-8039-8332-8&quot;,&quot;number-of-pages&quot;:&quot;216&quot;,&quot;author&quot;:[{&quot;given&quot;:&quot;Michael&quot;,&quot;family&quot;:&quot;Billig&quot;}],&quot;id&quot;:&quot;Billig1991IdeologyOpinions&quot;,&quot;language&quot;:&quot;en&quot;},&quot;prefix&quot;:&quot;&quot;,&quot;id&quot;:103,&quot;suffix&quot;:&quot;, one&quot;}],&quot;properties&quot;:{&quot;noteIndex&quot;:0,&quot;formattedCitation&quot;:&quot;[@Billig1991IdeologyOpinions, one]&quot;}} RND0000000034"/>&lt;Do Zotero Refresh: [@Billig1991IdeologyOpinions, one]&gt;<text:reference-mark-end text:name="ZOTERO_ITEM CSL_CITATION {&quot;schema&quot;:&quot;https://github.com/citation-style-language/schema/raw/master/csl-citation.json&quot;,&quot;citationID&quot;:&quot;00000033&quot;,&quot;citationItems&quot;:[{&quot;uris&quot;:[&quot;http://zotero.org/users/8230813/items/YUB45EDV&quot;],&quot;itemData&quot;:{&quot;collection-title&quot;:&quot;Loughborough studies in communication and discourse&quot;,&quot;type&quot;:&quot;book&quot;,&quot;note&quot;:&quot;MAG ID: 386349523&quot;,&quot;publisher&quot;:&quot;Sage Publications&quot;,&quot;publisher-place&quot;:&quot;London, England&quot;,&quot;title-short&quot;:&quot;Ideology and opinions&quot;,&quot;citation-key&quot;:&quot;Billig1991IdeologyOpinions&quot;,&quot;title&quot;:&quot;Ideology and opinions: studies in rhetorical psychology&quot;,&quot;issued&quot;:{&quot;date-parts&quot;:[[&quot;1991&quot;]]},&quot;event-place&quot;:&quot;London, England&quot;,&quot;ISBN&quot;:&quot;978-0-8039-8332-8&quot;,&quot;number-of-pages&quot;:&quot;216&quot;,&quot;author&quot;:[{&quot;given&quot;:&quot;Michael&quot;,&quot;family&quot;:&quot;Billig&quot;}],&quot;id&quot;:&quot;Billig1991IdeologyOpinions&quot;,&quot;language&quot;:&quot;en&quot;},&quot;prefix&quot;:&quot;&quot;,&quot;id&quot;:103,&quot;suffix&quot;:&quot;, one&quot;}],&quot;properties&quot;:{&quot;noteIndex&quot;:0,&quot;formattedCitation&quot;:&quot;[@Billig1991IdeologyOpinions, one]&quot;}} RND0000000034"/><text:line-break/></text:p>
        </text:list-item>
        <text:list-item>
          <text:p text:style-name="P29"><text:reference-mark-start text:name="ZOTERO_ITEM CSL_CITATION {&quot;schema&quot;:&quot;https://github.com/citation-style-language/schema/raw/master/csl-citation.json&quot;,&quot;citationID&quot;:&quot;00000035&quot;,&quot;citationItems&quot;:[{&quot;uris&quot;:[&quot;http://zotero.org/users/8230813/items/YUB45EDV&quot;],&quot;itemData&quot;:{&quot;collection-title&quot;:&quot;Loughborough studies in communication and discourse&quot;,&quot;type&quot;:&quot;book&quot;,&quot;note&quot;:&quot;MAG ID: 386349523&quot;,&quot;publisher&quot;:&quot;Sage Publications&quot;,&quot;publisher-place&quot;:&quot;London, England&quot;,&quot;title-short&quot;:&quot;Ideology and opinions&quot;,&quot;citation-key&quot;:&quot;Billig1991IdeologyOpinions&quot;,&quot;title&quot;:&quot;Ideology and opinions: studies in rhetorical psychology&quot;,&quot;issued&quot;:{&quot;date-parts&quot;:[[&quot;1991&quot;]]},&quot;event-place&quot;:&quot;London, England&quot;,&quot;ISBN&quot;:&quot;978-0-8039-8332-8&quot;,&quot;number-of-pages&quot;:&quot;216&quot;,&quot;author&quot;:[{&quot;given&quot;:&quot;Michael&quot;,&quot;family&quot;:&quot;Billig&quot;}],&quot;id&quot;:&quot;Billig1991IdeologyOpinions&quot;,&quot;language&quot;:&quot;en&quot;},&quot;locator&quot;:&quot;vi&quot;,&quot;prefix&quot;:&quot;&quot;,&quot;label&quot;:&quot;page&quot;,&quot;id&quot;:103}],&quot;properties&quot;:{&quot;noteIndex&quot;:0,&quot;formattedCitation&quot;:&quot;[@Billig1991IdeologyOpinions, p. vi]&quot;}} RND0000000036"/>&lt;Do Zotero Refresh: [@Billig1991IdeologyOpinions, p. vi]&gt;<text:reference-mark-end text:name="ZOTERO_ITEM CSL_CITATION {&quot;schema&quot;:&quot;https://github.com/citation-style-language/schema/raw/master/csl-citation.json&quot;,&quot;citationID&quot;:&quot;00000035&quot;,&quot;citationItems&quot;:[{&quot;uris&quot;:[&quot;http://zotero.org/users/8230813/items/YUB45EDV&quot;],&quot;itemData&quot;:{&quot;collection-title&quot;:&quot;Loughborough studies in communication and discourse&quot;,&quot;type&quot;:&quot;book&quot;,&quot;note&quot;:&quot;MAG ID: 386349523&quot;,&quot;publisher&quot;:&quot;Sage Publications&quot;,&quot;publisher-place&quot;:&quot;London, England&quot;,&quot;title-short&quot;:&quot;Ideology and opinions&quot;,&quot;citation-key&quot;:&quot;Billig1991IdeologyOpinions&quot;,&quot;title&quot;:&quot;Ideology and opinions: studies in rhetorical psychology&quot;,&quot;issued&quot;:{&quot;date-parts&quot;:[[&quot;1991&quot;]]},&quot;event-place&quot;:&quot;London, England&quot;,&quot;ISBN&quot;:&quot;978-0-8039-8332-8&quot;,&quot;number-of-pages&quot;:&quot;216&quot;,&quot;author&quot;:[{&quot;given&quot;:&quot;Michael&quot;,&quot;family&quot;:&quot;Billig&quot;}],&quot;id&quot;:&quot;Billig1991IdeologyOpinions&quot;,&quot;language&quot;:&quot;en&quot;},&quot;locator&quot;:&quot;vi&quot;,&quot;prefix&quot;:&quot;&quot;,&quot;label&quot;:&quot;page&quot;,&quot;id&quot;:103}],&quot;properties&quot;:{&quot;noteIndex&quot;:0,&quot;formattedCitation&quot;:&quot;[@Billig1991IdeologyOpinions, p. vi]&quot;}} RND0000000036"/><text:line-break/></text:p>
        </text:list-item>
        <text:list-item>
          <text:p text:style-name="P29"><text:reference-mark-start text:name="ZOTERO_ITEM CSL_CITATION {&quot;schema&quot;:&quot;https://github.com/citation-style-language/schema/raw/master/csl-citation.json&quot;,&quot;citationID&quot;:&quot;00000037&quot;,&quot;citationItems&quot;:[{&quot;uris&quot;:[&quot;http://zotero.org/users/8230813/items/YUB45EDV&quot;],&quot;itemData&quot;:{&quot;collection-title&quot;:&quot;Loughborough studies in communication and discourse&quot;,&quot;type&quot;:&quot;book&quot;,&quot;note&quot;:&quot;MAG ID: 386349523&quot;,&quot;publisher&quot;:&quot;Sage Publications&quot;,&quot;publisher-place&quot;:&quot;London, England&quot;,&quot;title-short&quot;:&quot;Ideology and opinions&quot;,&quot;citation-key&quot;:&quot;Billig1991IdeologyOpinions&quot;,&quot;title&quot;:&quot;Ideology and opinions: studies in rhetorical psychology&quot;,&quot;issued&quot;:{&quot;date-parts&quot;:[[&quot;1991&quot;]]},&quot;event-place&quot;:&quot;London, England&quot;,&quot;ISBN&quot;:&quot;978-0-8039-8332-8&quot;,&quot;number-of-pages&quot;:&quot;216&quot;,&quot;author&quot;:[{&quot;given&quot;:&quot;Michael&quot;,&quot;family&quot;:&quot;Billig&quot;}],&quot;id&quot;:&quot;Billig1991IdeologyOpinions&quot;,&quot;language&quot;:&quot;en&quot;},&quot;prefix&quot;:&quot;&quot;,&quot;id&quot;:103,&quot;suffix&quot;:&quot; a seventh case without comma&quot;}],&quot;properties&quot;:{&quot;noteIndex&quot;:0,&quot;formattedCitation&quot;:&quot;[@Billig1991IdeologyOpinions a seventh case without comma]&quot;}} RND0000000038"/>&lt;Do Zotero Refresh: [@Billig1991IdeologyOpinions a seventh case without comma]&gt;<text:reference-mark-end text:name="ZOTERO_ITEM CSL_CITATION {&quot;schema&quot;:&quot;https://github.com/citation-style-language/schema/raw/master/csl-citation.json&quot;,&quot;citationID&quot;:&quot;00000037&quot;,&quot;citationItems&quot;:[{&quot;uris&quot;:[&quot;http://zotero.org/users/8230813/items/YUB45EDV&quot;],&quot;itemData&quot;:{&quot;collection-title&quot;:&quot;Loughborough studies in communication and discourse&quot;,&quot;type&quot;:&quot;book&quot;,&quot;note&quot;:&quot;MAG ID: 386349523&quot;,&quot;publisher&quot;:&quot;Sage Publications&quot;,&quot;publisher-place&quot;:&quot;London, England&quot;,&quot;title-short&quot;:&quot;Ideology and opinions&quot;,&quot;citation-key&quot;:&quot;Billig1991IdeologyOpinions&quot;,&quot;title&quot;:&quot;Ideology and opinions: studies in rhetorical psychology&quot;,&quot;issued&quot;:{&quot;date-parts&quot;:[[&quot;1991&quot;]]},&quot;event-place&quot;:&quot;London, England&quot;,&quot;ISBN&quot;:&quot;978-0-8039-8332-8&quot;,&quot;number-of-pages&quot;:&quot;216&quot;,&quot;author&quot;:[{&quot;given&quot;:&quot;Michael&quot;,&quot;family&quot;:&quot;Billig&quot;}],&quot;id&quot;:&quot;Billig1991IdeologyOpinions&quot;,&quot;language&quot;:&quot;en&quot;},&quot;prefix&quot;:&quot;&quot;,&quot;id&quot;:103,&quot;suffix&quot;:&quot; a seventh case without comma&quot;}],&quot;properties&quot;:{&quot;noteIndex&quot;:0,&quot;formattedCitation&quot;:&quot;[@Billig1991IdeologyOpinions a seventh case without comma]&quot;}} RND0000000038"/></text:p>
        </text:list-item>
      </text:list>
      <text:h text:style-name="Heading_20_4" text:outline-level="4"><text:bookmark-start text:name="equivalent-to-pandoc-manuals-examples-1"/>Equivalent to Pandoc Manual’s examples<text:bookmark-end text:name="equivalent-to-pandoc-manuals-examples-1"/></text:h>
      <text:list text:style-name="L4">
        <text:list-item>
          <text:p text:style-name="P30"><text:reference-mark-start text:name="ZOTERO_ITEM CSL_CITATION {&quot;schema&quot;:&quot;https://github.com/citation-style-language/schema/raw/master/csl-citation.json&quot;,&quot;citationID&quot;:&quot;00000039&quot;,&quot;citationItems&quot;:[{&quot;uris&quot;:[&quot;http://zotero.org/users/8230813/items/YUB45EDV&quot;],&quot;itemData&quot;:{&quot;collection-title&quot;:&quot;Loughborough studies in communication and discourse&quot;,&quot;type&quot;:&quot;book&quot;,&quot;note&quot;:&quot;MAG ID: 386349523&quot;,&quot;publisher&quot;:&quot;Sage Publications&quot;,&quot;publisher-place&quot;:&quot;London, England&quot;,&quot;title-short&quot;:&quot;Ideology and opinions&quot;,&quot;citation-key&quot;:&quot;Billig1991IdeologyOpinions&quot;,&quot;title&quot;:&quot;Ideology and opinions: studies in rhetorical psychology&quot;,&quot;issued&quot;:{&quot;date-parts&quot;:[[&quot;1991&quot;]]},&quot;event-place&quot;:&quot;London, England&quot;,&quot;ISBN&quot;:&quot;978-0-8039-8332-8&quot;,&quot;number-of-pages&quot;:&quot;216&quot;,&quot;author&quot;:[{&quot;given&quot;:&quot;Michael&quot;,&quot;family&quot;:&quot;Billig&quot;}],&quot;id&quot;:&quot;Billig1991IdeologyOpinions&quot;,&quot;language&quot;:&quot;en&quot;},&quot;locator&quot;:&quot;ii, A, D-Z&quot;,&quot;prefix&quot;:&quot;&quot;,&quot;label&quot;:&quot;page&quot;,&quot;id&quot;:103,&quot;suffix&quot;:&quot;, with a suffix&quot;}],&quot;properties&quot;:{&quot;noteIndex&quot;:0,&quot;formattedCitation&quot;:&quot;[@Billig1991IdeologyOpinions{ii, A, D-Z}, with a suffix]&quot;}} RND0000000040"/>&lt;Do Zotero Refresh: [@Billig1991IdeologyOpinions{ii, A, D-Z}, with a suffix]&gt;<text:reference-mark-end text:name="ZOTERO_ITEM CSL_CITATION {&quot;schema&quot;:&quot;https://github.com/citation-style-language/schema/raw/master/csl-citation.json&quot;,&quot;citationID&quot;:&quot;00000039&quot;,&quot;citationItems&quot;:[{&quot;uris&quot;:[&quot;http://zotero.org/users/8230813/items/YUB45EDV&quot;],&quot;itemData&quot;:{&quot;collection-title&quot;:&quot;Loughborough studies in communication and discourse&quot;,&quot;type&quot;:&quot;book&quot;,&quot;note&quot;:&quot;MAG ID: 386349523&quot;,&quot;publisher&quot;:&quot;Sage Publications&quot;,&quot;publisher-place&quot;:&quot;London, England&quot;,&quot;title-short&quot;:&quot;Ideology and opinions&quot;,&quot;citation-key&quot;:&quot;Billig1991IdeologyOpinions&quot;,&quot;title&quot;:&quot;Ideology and opinions: studies in rhetorical psychology&quot;,&quot;issued&quot;:{&quot;date-parts&quot;:[[&quot;1991&quot;]]},&quot;event-place&quot;:&quot;London, England&quot;,&quot;ISBN&quot;:&quot;978-0-8039-8332-8&quot;,&quot;number-of-pages&quot;:&quot;216&quot;,&quot;author&quot;:[{&quot;given&quot;:&quot;Michael&quot;,&quot;family&quot;:&quot;Billig&quot;}],&quot;id&quot;:&quot;Billig1991IdeologyOpinions&quot;,&quot;language&quot;:&quot;en&quot;},&quot;locator&quot;:&quot;ii, A, D-Z&quot;,&quot;prefix&quot;:&quot;&quot;,&quot;label&quot;:&quot;page&quot;,&quot;id&quot;:103,&quot;suffix&quot;:&quot;, with a suffix&quot;}],&quot;properties&quot;:{&quot;noteIndex&quot;:0,&quot;formattedCitation&quot;:&quot;[@Billig1991IdeologyOpinions{ii, A, D-Z}, with a suffix]&quot;}} RND0000000040"/><text:line-break/></text:p>
        </text:list-item>
        <text:list-item>
          <text:p text:style-name="P30"><text:reference-mark-start text:name="ZOTERO_ITEM CSL_CITATION {&quot;schema&quot;:&quot;https://github.com/citation-style-language/schema/raw/master/csl-citation.json&quot;,&quot;citationID&quot;:&quot;00000041&quot;,&quot;citationItems&quot;:[{&quot;uris&quot;:[&quot;http://zotero.org/users/8230813/items/YUB45EDV&quot;],&quot;itemData&quot;:{&quot;collection-title&quot;:&quot;Loughborough studies in communication and discourse&quot;,&quot;type&quot;:&quot;book&quot;,&quot;note&quot;:&quot;MAG ID: 386349523&quot;,&quot;publisher&quot;:&quot;Sage Publications&quot;,&quot;publisher-place&quot;:&quot;London, England&quot;,&quot;title-short&quot;:&quot;Ideology and opinions&quot;,&quot;citation-key&quot;:&quot;Billig1991IdeologyOpinions&quot;,&quot;title&quot;:&quot;Ideology and opinions: studies in rhetorical psychology&quot;,&quot;issued&quot;:{&quot;date-parts&quot;:[[&quot;1991&quot;]]},&quot;event-place&quot;:&quot;London, England&quot;,&quot;ISBN&quot;:&quot;978-0-8039-8332-8&quot;,&quot;number-of-pages&quot;:&quot;216&quot;,&quot;author&quot;:[{&quot;given&quot;:&quot;Michael&quot;,&quot;family&quot;:&quot;Billig&quot;}],&quot;id&quot;:&quot;Billig1991IdeologyOpinions&quot;,&quot;language&quot;:&quot;en&quot;},&quot;locator&quot;:&quot;iv, vi-xi, (xv)-(xvii)&quot;,&quot;prefix&quot;:&quot;&quot;,&quot;label&quot;:&quot;page&quot;,&quot;id&quot;:103,&quot;suffix&quot;:&quot;with suffix here&quot;}],&quot;properties&quot;:{&quot;noteIndex&quot;:0,&quot;formattedCitation&quot;:&quot;[@Billig1991IdeologyOpinions, {pp. iv, vi-xi, (xv)-(xvii)} with suffix here]&quot;}} RND0000000042"/>&lt;Do Zotero Refresh: [@Billig1991IdeologyOpinions, {pp. iv, vi-xi, (xv)-(xvii)} with suffix here]&gt;<text:reference-mark-end text:name="ZOTERO_ITEM CSL_CITATION {&quot;schema&quot;:&quot;https://github.com/citation-style-language/schema/raw/master/csl-citation.json&quot;,&quot;citationID&quot;:&quot;00000041&quot;,&quot;citationItems&quot;:[{&quot;uris&quot;:[&quot;http://zotero.org/users/8230813/items/YUB45EDV&quot;],&quot;itemData&quot;:{&quot;collection-title&quot;:&quot;Loughborough studies in communication and discourse&quot;,&quot;type&quot;:&quot;book&quot;,&quot;note&quot;:&quot;MAG ID: 386349523&quot;,&quot;publisher&quot;:&quot;Sage Publications&quot;,&quot;publisher-place&quot;:&quot;London, England&quot;,&quot;title-short&quot;:&quot;Ideology and opinions&quot;,&quot;citation-key&quot;:&quot;Billig1991IdeologyOpinions&quot;,&quot;title&quot;:&quot;Ideology and opinions: studies in rhetorical psychology&quot;,&quot;issued&quot;:{&quot;date-parts&quot;:[[&quot;1991&quot;]]},&quot;event-place&quot;:&quot;London, England&quot;,&quot;ISBN&quot;:&quot;978-0-8039-8332-8&quot;,&quot;number-of-pages&quot;:&quot;216&quot;,&quot;author&quot;:[{&quot;given&quot;:&quot;Michael&quot;,&quot;family&quot;:&quot;Billig&quot;}],&quot;id&quot;:&quot;Billig1991IdeologyOpinions&quot;,&quot;language&quot;:&quot;en&quot;},&quot;locator&quot;:&quot;iv, vi-xi, (xv)-(xvii)&quot;,&quot;prefix&quot;:&quot;&quot;,&quot;label&quot;:&quot;page&quot;,&quot;id&quot;:103,&quot;suffix&quot;:&quot;with suffix here&quot;}],&quot;properties&quot;:{&quot;noteIndex&quot;:0,&quot;formattedCitation&quot;:&quot;[@Billig1991IdeologyOpinions, {pp. iv, vi-xi, (xv)-(xvii)} with suffix here]&quot;}} RND0000000042"/><text:line-break/></text:p>
        </text:list-item>
        <text:list-item>
          <text:p text:style-name="P30"><text:reference-mark-start text:name="ZOTERO_ITEM CSL_CITATION {&quot;schema&quot;:&quot;https://github.com/citation-style-language/schema/raw/master/csl-citation.json&quot;,&quot;citationID&quot;:&quot;00000043&quot;,&quot;citationItems&quot;:[{&quot;uris&quot;:[&quot;http://zotero.org/users/8230813/items/YUB45EDV&quot;],&quot;itemData&quot;:{&quot;collection-title&quot;:&quot;Loughborough studies in communication and discourse&quot;,&quot;type&quot;:&quot;book&quot;,&quot;note&quot;:&quot;MAG ID: 386349523&quot;,&quot;publisher&quot;:&quot;Sage Publications&quot;,&quot;publisher-place&quot;:&quot;London, England&quot;,&quot;title-short&quot;:&quot;Ideology and opinions&quot;,&quot;citation-key&quot;:&quot;Billig1991IdeologyOpinions&quot;,&quot;title&quot;:&quot;Ideology and opinions: studies in rhetorical psychology&quot;,&quot;issued&quot;:{&quot;date-parts&quot;:[[&quot;1991&quot;]]},&quot;event-place&quot;:&quot;London, England&quot;,&quot;ISBN&quot;:&quot;978-0-8039-8332-8&quot;,&quot;number-of-pages&quot;:&quot;216&quot;,&quot;author&quot;:[{&quot;given&quot;:&quot;Michael&quot;,&quot;family&quot;:&quot;Billig&quot;}],&quot;id&quot;:&quot;Billig1991IdeologyOpinions&quot;,&quot;language&quot;:&quot;en&quot;},&quot;prefix&quot;:&quot;&quot;,&quot;label&quot;:&quot;page&quot;,&quot;id&quot;:103,&quot;suffix&quot;:&quot;, 99 years later&quot;}],&quot;properties&quot;:{&quot;noteIndex&quot;:0,&quot;formattedCitation&quot;:&quot;[@Billig1991IdeologyOpinions{}, 99 years later]&quot;}} RND0000000044"/>&lt;Do Zotero Refresh: [@Billig1991IdeologyOpinions{}, 99 years later]&gt;<text:reference-mark-end text:name="ZOTERO_ITEM CSL_CITATION {&quot;schema&quot;:&quot;https://github.com/citation-style-language/schema/raw/master/csl-citation.json&quot;,&quot;citationID&quot;:&quot;00000043&quot;,&quot;citationItems&quot;:[{&quot;uris&quot;:[&quot;http://zotero.org/users/8230813/items/YUB45EDV&quot;],&quot;itemData&quot;:{&quot;collection-title&quot;:&quot;Loughborough studies in communication and discourse&quot;,&quot;type&quot;:&quot;book&quot;,&quot;note&quot;:&quot;MAG ID: 386349523&quot;,&quot;publisher&quot;:&quot;Sage Publications&quot;,&quot;publisher-place&quot;:&quot;London, England&quot;,&quot;title-short&quot;:&quot;Ideology and opinions&quot;,&quot;citation-key&quot;:&quot;Billig1991IdeologyOpinions&quot;,&quot;title&quot;:&quot;Ideology and opinions: studies in rhetorical psychology&quot;,&quot;issued&quot;:{&quot;date-parts&quot;:[[&quot;1991&quot;]]},&quot;event-place&quot;:&quot;London, England&quot;,&quot;ISBN&quot;:&quot;978-0-8039-8332-8&quot;,&quot;number-of-pages&quot;:&quot;216&quot;,&quot;author&quot;:[{&quot;given&quot;:&quot;Michael&quot;,&quot;family&quot;:&quot;Billig&quot;}],&quot;id&quot;:&quot;Billig1991IdeologyOpinions&quot;,&quot;language&quot;:&quot;en&quot;},&quot;prefix&quot;:&quot;&quot;,&quot;label&quot;:&quot;page&quot;,&quot;id&quot;:103,&quot;suffix&quot;:&quot;, 99 years later&quot;}],&quot;properties&quot;:{&quot;noteIndex&quot;:0,&quot;formattedCitation&quot;:&quot;[@Billig1991IdeologyOpinions{}, 99 years later]&quot;}} RND0000000044"/></text:p>
        </text:list-item>
      </text:list>
      <text:h text:style-name="Heading_20_1" text:outline-level="1"><text:bookmark-start text:name="references"/>References<text:bookmark-end text:name="references"/></text:h>
      <text:section text:name=" ZOTERO_BIBL {&quot;uncited&quot;:[],&quot;omitted&quot;:[],&quot;custom&quot;:[]} CSL_BIBLIOGRAPHY RND0000000045">
        <text:p text:style-name="Bibliography_20_1">&lt;Bibliography: Do zotero Refresh&gt;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Highlighted" style:family="text">
      <style:text-properties fo:background-color="#ffff38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6.1</meta:generator>
    <dc:title>The rhetoric of tests</dc:title>
    <dc:description/>
    <dc:subject/>
    <meta:keyword/>
    <meta:initial-creator/>
    <dc:creator/>
    <meta:creation-date>2023-11-29T14:04:33Z</meta:creation-date>
    <dc:date>2023-11-29T14:04:33Z</dc:date>
    <meta:user-defined meta:name="ZOTERO_PREF_1" meta:value-type="string">&lt;data data-version="3" zotero-version="5.0.89"&gt;   &lt;session id="OGe1IYVe"/&gt;   &lt;style id="http://www.zotero.org/styles/apa7" locale="en-US" hasBibliography="1" bibliographyStyleHasBeenSet="0"/&gt;   &lt;prefs&gt;     &lt;pref name="fieldType" value="ReferenceMark"/&gt;   &lt;/prefs&gt;&lt;/data&gt;</meta:user-defined>
    <meta:user-defined meta:name="ZOTERO_PREF_2" meta:value-type="string"/>
    <meta:user-defined meta:name="bibliography" meta:value-type="string">library.json</meta:user-defined>
    <meta:user-defined meta:name="csl" meta:value-type="string">apa7.csl</meta:user-defined>
    <meta:user-defined meta:name="papersize" meta:value-type="string">a4</meta:user-defined>
    <meta:user-defined meta:name="zotero" meta:value-type="string"/>
    <meta:user-defined meta:name="zotero_client" meta:value-type="string">zotero</meta:user-defined>
  </office:meta>
</office:document-meta>
</file>